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manualparams" style:family="table">
      <style:table-properties style:width="16.995cm" table:align="left"/>
    </style:style>
    <style:style style:name="manualparams.A" style:family="table-column">
      <style:table-column-properties style:column-width="5.006cm"/>
    </style:style>
    <style:style style:name="manualparams.B" style:family="table-column">
      <style:table-column-properties style:column-width="11.989cm"/>
    </style:style>
    <style:style style:name="manualparams.A1" style:family="table-cell">
      <style:table-cell-properties fo:padding="0.097cm" fo:border-left="0.05pt solid #000000" fo:border-right="none" fo:border-top="0.05pt solid #000000" fo:border-bottom="0.05pt solid #000000"/>
    </style:style>
    <style:style style:name="manualparams.B1" style:family="table-cell">
      <style:table-cell-properties fo:padding="0.097cm" fo:border="0.05pt solid #000000"/>
    </style:style>
    <style:style style:name="manualparams.A2" style:family="table-cell">
      <style:table-cell-properties fo:padding="0.097cm" fo:border-left="0.05pt solid #000000" fo:border-right="none" fo:border-top="none" fo:border-bottom="0.05pt solid #000000"/>
    </style:style>
    <style:style style:name="manualparam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6d85" officeooo:paragraph-rsid="0020f434"/>
    </style:style>
    <style:style style:name="P2" style:family="paragraph" style:parent-style-name="Standard">
      <style:text-properties officeooo:rsid="001c6d85" officeooo:paragraph-rsid="0024eed6"/>
    </style:style>
    <style:style style:name="P3" style:family="paragraph" style:parent-style-name="Text_20_body">
      <style:text-properties officeooo:rsid="001573b0" officeooo:paragraph-rsid="001573b0"/>
    </style:style>
    <style:style style:name="P4" style:family="paragraph" style:parent-style-name="Text_20_body">
      <style:text-properties officeooo:rsid="001573b0" officeooo:paragraph-rsid="00178009"/>
    </style:style>
    <style:style style:name="P5" style:family="paragraph" style:parent-style-name="Text_20_body">
      <style:text-properties fo:font-weight="bold" officeooo:rsid="001573b0" officeooo:paragraph-rsid="001573b0" style:font-weight-asian="bold" style:font-weight-complex="bold"/>
    </style:style>
    <style:style style:name="P6" style:family="paragraph" style:parent-style-name="Text_20_body">
      <style:text-properties fo:font-weight="bold" officeooo:rsid="0015f349" officeooo:paragraph-rsid="0015f349" style:font-weight-asian="bold" style:font-weight-complex="bold"/>
    </style:style>
    <style:style style:name="P7" style:family="paragraph" style:parent-style-name="Text_20_body">
      <style:text-properties fo:font-weight="bold" officeooo:rsid="00178009" officeooo:paragraph-rsid="00178009" style:font-weight-asian="bold" style:font-weight-complex="bold"/>
    </style:style>
    <style:style style:name="P8" style:family="paragraph" style:parent-style-name="Text_20_body">
      <style:text-properties officeooo:paragraph-rsid="0015f349"/>
    </style:style>
    <style:style style:name="P9" style:family="paragraph" style:parent-style-name="Text_20_body">
      <style:text-properties officeooo:rsid="00178009" officeooo:paragraph-rsid="00178009"/>
    </style:style>
    <style:style style:name="P10" style:family="paragraph" style:parent-style-name="Text_20_body">
      <style:text-properties officeooo:paragraph-rsid="00178009"/>
    </style:style>
    <style:style style:name="P11" style:family="paragraph" style:parent-style-name="Text_20_body">
      <style:text-properties officeooo:rsid="001aa5cb" officeooo:paragraph-rsid="001aa5cb"/>
    </style:style>
    <style:style style:name="P12" style:family="paragraph" style:parent-style-name="Text_20_body">
      <style:text-properties officeooo:rsid="001c6d85" officeooo:paragraph-rsid="001c6d85"/>
    </style:style>
    <style:style style:name="P13" style:family="paragraph" style:parent-style-name="Text_20_body">
      <style:text-properties officeooo:rsid="001db4c5" officeooo:paragraph-rsid="001db4c5"/>
    </style:style>
    <style:style style:name="P14" style:family="paragraph" style:parent-style-name="Text_20_body">
      <style:text-properties officeooo:paragraph-rsid="001db4c5"/>
    </style:style>
    <style:style style:name="P15" style:family="paragraph" style:parent-style-name="Text_20_body">
      <style:text-properties officeooo:rsid="001ef64e" officeooo:paragraph-rsid="001ef64e"/>
    </style:style>
    <style:style style:name="P16" style:family="paragraph" style:parent-style-name="Text_20_body">
      <style:text-properties officeooo:rsid="001f31cf" officeooo:paragraph-rsid="001f31cf"/>
    </style:style>
    <style:style style:name="P17" style:family="paragraph" style:parent-style-name="Text_20_body">
      <style:text-properties officeooo:rsid="001f31cf" officeooo:paragraph-rsid="0048d79c"/>
    </style:style>
    <style:style style:name="P18" style:family="paragraph" style:parent-style-name="Text_20_body">
      <style:text-properties officeooo:rsid="0020f434" officeooo:paragraph-rsid="0020f434"/>
    </style:style>
    <style:style style:name="P19" style:family="paragraph" style:parent-style-name="Text_20_body">
      <style:text-properties officeooo:rsid="00235767" officeooo:paragraph-rsid="00235767"/>
    </style:style>
    <style:style style:name="P20" style:family="paragraph" style:parent-style-name="Text_20_body">
      <style:text-properties officeooo:rsid="00235767" officeooo:paragraph-rsid="002c1929"/>
    </style:style>
    <style:style style:name="P21" style:family="paragraph" style:parent-style-name="Text_20_body">
      <style:text-properties officeooo:rsid="00235767" officeooo:paragraph-rsid="0037a452"/>
    </style:style>
    <style:style style:name="P22" style:family="paragraph" style:parent-style-name="Text_20_body">
      <style:text-properties officeooo:rsid="0024eed6" officeooo:paragraph-rsid="0024eed6"/>
    </style:style>
    <style:style style:name="P23" style:family="paragraph" style:parent-style-name="Text_20_body">
      <style:text-properties officeooo:rsid="0026a589" officeooo:paragraph-rsid="0026a589"/>
    </style:style>
    <style:style style:name="P24" style:family="paragraph" style:parent-style-name="Text_20_body">
      <style:text-properties officeooo:rsid="0028d20b" officeooo:paragraph-rsid="0028d20b"/>
    </style:style>
    <style:style style:name="P25" style:family="paragraph" style:parent-style-name="Text_20_body">
      <style:text-properties officeooo:rsid="0028d20b" officeooo:paragraph-rsid="002e5207"/>
    </style:style>
    <style:style style:name="P26" style:family="paragraph" style:parent-style-name="Text_20_body">
      <style:text-properties officeooo:rsid="002a9cb8" officeooo:paragraph-rsid="002a9cb8"/>
    </style:style>
    <style:style style:name="P27" style:family="paragraph" style:parent-style-name="Text_20_body">
      <style:text-properties officeooo:rsid="002c1929" officeooo:paragraph-rsid="002c1929"/>
    </style:style>
    <style:style style:name="P28" style:family="paragraph" style:parent-style-name="Text_20_body">
      <style:text-properties officeooo:rsid="002e161a" officeooo:paragraph-rsid="002e161a"/>
    </style:style>
    <style:style style:name="P29" style:family="paragraph" style:parent-style-name="Text_20_body">
      <style:text-properties officeooo:rsid="002e5207" officeooo:paragraph-rsid="002e5207"/>
    </style:style>
    <style:style style:name="P30" style:family="paragraph" style:parent-style-name="Text_20_body">
      <style:text-properties officeooo:rsid="003029ef" officeooo:paragraph-rsid="003029ef"/>
    </style:style>
    <style:style style:name="P31" style:family="paragraph" style:parent-style-name="Text_20_body">
      <style:text-properties officeooo:rsid="0031e3ab" officeooo:paragraph-rsid="0037a452"/>
    </style:style>
    <style:style style:name="P32" style:family="paragraph" style:parent-style-name="Text_20_body">
      <style:text-properties officeooo:rsid="0031e3ab" officeooo:paragraph-rsid="003953a3"/>
    </style:style>
    <style:style style:name="P33" style:family="paragraph" style:parent-style-name="Text_20_body">
      <style:text-properties officeooo:rsid="00327a5f" officeooo:paragraph-rsid="00327a5f"/>
    </style:style>
    <style:style style:name="P34" style:family="paragraph" style:parent-style-name="Text_20_body">
      <style:text-properties officeooo:rsid="00335ba5" officeooo:paragraph-rsid="00335ba5"/>
    </style:style>
    <style:style style:name="P35" style:family="paragraph" style:parent-style-name="Text_20_body">
      <style:text-properties officeooo:rsid="00340291" officeooo:paragraph-rsid="00340291"/>
    </style:style>
    <style:style style:name="P36" style:family="paragraph" style:parent-style-name="Text_20_body">
      <style:text-properties officeooo:rsid="00350f5d" officeooo:paragraph-rsid="00350f5d"/>
    </style:style>
    <style:style style:name="P37" style:family="paragraph" style:parent-style-name="Text_20_body">
      <style:text-properties officeooo:rsid="00369972" officeooo:paragraph-rsid="00369972"/>
    </style:style>
    <style:style style:name="P38" style:family="paragraph" style:parent-style-name="Text_20_body">
      <style:text-properties officeooo:rsid="0037a452" officeooo:paragraph-rsid="0037a452"/>
    </style:style>
    <style:style style:name="P39" style:family="paragraph" style:parent-style-name="Text_20_body">
      <style:text-properties officeooo:rsid="003b1fab" officeooo:paragraph-rsid="003b1fab"/>
    </style:style>
    <style:style style:name="P40" style:family="paragraph" style:parent-style-name="Text_20_body">
      <style:text-properties officeooo:rsid="003b324a" officeooo:paragraph-rsid="003b324a"/>
    </style:style>
    <style:style style:name="P41" style:family="paragraph" style:parent-style-name="Text_20_body">
      <style:text-properties officeooo:rsid="003c0064" officeooo:paragraph-rsid="003c0064"/>
    </style:style>
    <style:style style:name="P42" style:family="paragraph" style:parent-style-name="Text_20_body">
      <style:text-properties fo:font-weight="normal" officeooo:rsid="0015f349" officeooo:paragraph-rsid="0015f349" style:font-weight-asian="normal" style:font-weight-complex="normal"/>
    </style:style>
    <style:style style:name="P43" style:family="paragraph" style:parent-style-name="Text_20_body">
      <style:text-properties fo:font-weight="normal" officeooo:rsid="001ef64e" officeooo:paragraph-rsid="001ef64e" style:font-weight-asian="normal" style:font-weight-complex="normal"/>
    </style:style>
    <style:style style:name="P44" style:family="paragraph" style:parent-style-name="Text_20_body">
      <style:text-properties fo:font-weight="normal" officeooo:rsid="001f31cf" officeooo:paragraph-rsid="001f31cf" style:font-weight-asian="normal" style:font-weight-complex="normal"/>
    </style:style>
    <style:style style:name="P45" style:family="paragraph" style:parent-style-name="Text_20_body">
      <style:text-properties fo:font-weight="normal" officeooo:rsid="001f31cf" officeooo:paragraph-rsid="0048d79c" style:font-weight-asian="normal" style:font-weight-complex="normal"/>
    </style:style>
    <style:style style:name="P46" style:family="paragraph" style:parent-style-name="Text_20_body">
      <style:text-properties fo:font-weight="normal" officeooo:rsid="0048d79c" officeooo:paragraph-rsid="0048d79c" style:font-weight-asian="normal" style:font-weight-complex="normal"/>
    </style:style>
    <style:style style:name="P47" style:family="paragraph" style:parent-style-name="Text_20_body">
      <style:text-properties fo:font-weight="normal" officeooo:rsid="004a3115" officeooo:paragraph-rsid="004a3115" style:font-weight-asian="normal" style:font-weight-complex="normal"/>
    </style:style>
    <style:style style:name="P48" style:family="paragraph" style:parent-style-name="Text_20_body">
      <style:text-properties officeooo:rsid="0015f349" officeooo:paragraph-rsid="00178009"/>
    </style:style>
    <style:style style:name="P49" style:family="paragraph" style:parent-style-name="Text_20_body">
      <style:text-properties officeooo:rsid="003f009a" officeooo:paragraph-rsid="003f009a"/>
    </style:style>
    <style:style style:name="P50" style:family="paragraph" style:parent-style-name="Text_20_body">
      <style:text-properties officeooo:rsid="00275b2a" officeooo:paragraph-rsid="00275b2a"/>
    </style:style>
    <style:style style:name="P51" style:family="paragraph" style:parent-style-name="Text_20_body">
      <style:text-properties officeooo:rsid="003f57b0" officeooo:paragraph-rsid="00275b2a"/>
    </style:style>
    <style:style style:name="P52" style:family="paragraph" style:parent-style-name="Text_20_body">
      <style:text-properties officeooo:rsid="003f57b0" officeooo:paragraph-rsid="003f57b0"/>
    </style:style>
    <style:style style:name="P53" style:family="paragraph" style:parent-style-name="Text_20_body">
      <style:text-properties officeooo:rsid="00413822" officeooo:paragraph-rsid="00413822"/>
    </style:style>
    <style:style style:name="P54" style:family="paragraph" style:parent-style-name="Text_20_body">
      <style:text-properties officeooo:rsid="0042640a" officeooo:paragraph-rsid="0042640a"/>
    </style:style>
    <style:style style:name="P55" style:family="paragraph" style:parent-style-name="Text_20_body">
      <style:text-properties officeooo:rsid="0042854d" officeooo:paragraph-rsid="0042854d"/>
    </style:style>
    <style:style style:name="P56" style:family="paragraph" style:parent-style-name="Text_20_body">
      <style:text-properties officeooo:rsid="0042854d" officeooo:paragraph-rsid="004ce525"/>
    </style:style>
    <style:style style:name="P57" style:family="paragraph" style:parent-style-name="Text_20_body">
      <style:text-properties officeooo:rsid="001a2309" officeooo:paragraph-rsid="001a2309"/>
    </style:style>
    <style:style style:name="P58" style:family="paragraph" style:parent-style-name="Text_20_body">
      <style:text-properties officeooo:rsid="00460a60" officeooo:paragraph-rsid="00460a60"/>
    </style:style>
    <style:style style:name="P59" style:family="paragraph" style:parent-style-name="Text_20_body">
      <style:text-properties officeooo:rsid="004b0b1a" officeooo:paragraph-rsid="004b0b1a"/>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Title">
      <style:text-properties officeooo:rsid="001573b0" officeooo:paragraph-rsid="001573b0"/>
    </style:style>
    <style:style style:name="P62" style:family="paragraph" style:parent-style-name="Subtitle">
      <style:text-properties officeooo:rsid="001573b0" officeooo:paragraph-rsid="001573b0"/>
    </style:style>
    <style:style style:name="P63" style:family="paragraph" style:parent-style-name="Contents_20_Heading">
      <style:paragraph-properties fo:break-before="page"/>
    </style:style>
    <style:style style:name="P64" style:family="paragraph" style:parent-style-name="Table_20_Contents">
      <style:text-properties officeooo:rsid="0037a452" officeooo:paragraph-rsid="0037a452"/>
    </style:style>
    <style:style style:name="P65" style:family="paragraph" style:parent-style-name="Table_20_Contents">
      <style:paragraph-properties fo:text-align="center" style:justify-single-word="false"/>
      <style:text-properties fo:font-weight="bold" officeooo:rsid="0037a452" officeooo:paragraph-rsid="0037a452" style:font-weight-asian="bold" style:font-weight-complex="bold"/>
    </style:style>
    <style:style style:name="P66" style:family="paragraph" style:parent-style-name="Table_20_Contents">
      <style:text-properties officeooo:rsid="003953a3" officeooo:paragraph-rsid="003953a3"/>
    </style:style>
    <style:style style:name="P67" style:family="paragraph" style:parent-style-name="Preformatted_20_Text">
      <style:text-properties officeooo:rsid="00178009" officeooo:paragraph-rsid="00178009"/>
    </style:style>
    <style:style style:name="P68" style:family="paragraph" style:parent-style-name="Preformatted_20_Text">
      <style:text-properties officeooo:rsid="001aa103" officeooo:paragraph-rsid="001aa103"/>
    </style:style>
    <style:style style:name="P69" style:family="paragraph" style:parent-style-name="Preformatted_20_Text">
      <style:text-properties officeooo:rsid="001c6d85" officeooo:paragraph-rsid="002e161a"/>
    </style:style>
    <style:style style:name="P70" style:family="paragraph" style:parent-style-name="Preformatted_20_Text">
      <style:text-properties officeooo:rsid="001c6d85" officeooo:paragraph-rsid="001c6d85"/>
    </style:style>
    <style:style style:name="P71" style:family="paragraph" style:parent-style-name="Preformatted_20_Text">
      <style:text-properties officeooo:rsid="001c6d85" officeooo:paragraph-rsid="0020f434"/>
    </style:style>
    <style:style style:name="P72" style:family="paragraph" style:parent-style-name="Preformatted_20_Text">
      <style:text-properties officeooo:rsid="001ef64e" officeooo:paragraph-rsid="001ef64e"/>
    </style:style>
    <style:style style:name="P73" style:family="paragraph" style:parent-style-name="Preformatted_20_Text">
      <style:text-properties officeooo:rsid="0026a589" officeooo:paragraph-rsid="0026a589"/>
    </style:style>
    <style:style style:name="P74" style:family="paragraph" style:parent-style-name="Preformatted_20_Text">
      <style:text-properties officeooo:rsid="00340291" officeooo:paragraph-rsid="00340291"/>
    </style:style>
    <style:style style:name="P75" style:family="paragraph" style:parent-style-name="Preformatted_20_Text">
      <style:text-properties officeooo:rsid="00350f5d" officeooo:paragraph-rsid="00350f5d"/>
    </style:style>
    <style:style style:name="P76" style:family="paragraph" style:parent-style-name="Preformatted_20_Text">
      <style:text-properties officeooo:rsid="00369972" officeooo:paragraph-rsid="00369972"/>
    </style:style>
    <style:style style:name="P77" style:family="paragraph" style:parent-style-name="Preformatted_20_Text">
      <style:text-properties officeooo:rsid="003b324a" officeooo:paragraph-rsid="003b324a"/>
    </style:style>
    <style:style style:name="P78" style:family="paragraph" style:parent-style-name="Preformatted_20_Text">
      <style:text-properties officeooo:rsid="003d91b1" officeooo:paragraph-rsid="003d91b1"/>
    </style:style>
    <style:style style:name="P79" style:family="paragraph" style:parent-style-name="Preformatted_20_Text">
      <style:text-properties officeooo:rsid="003f009a" officeooo:paragraph-rsid="003f009a"/>
    </style:style>
    <style:style style:name="P80" style:family="paragraph" style:parent-style-name="Preformatted_20_Text">
      <style:text-properties officeooo:rsid="003f57b0" officeooo:paragraph-rsid="003f57b0"/>
    </style:style>
    <style:style style:name="P81" style:family="paragraph" style:parent-style-name="Preformatted_20_Text">
      <style:text-properties officeooo:rsid="003f57b0" officeooo:paragraph-rsid="0040e081"/>
    </style:style>
    <style:style style:name="P82" style:family="paragraph" style:parent-style-name="Preformatted_20_Text">
      <style:text-properties officeooo:rsid="00413822" officeooo:paragraph-rsid="00413822"/>
    </style:style>
    <style:style style:name="P83" style:family="paragraph" style:parent-style-name="Preformatted_20_Text">
      <style:text-properties officeooo:rsid="0040e081" officeooo:paragraph-rsid="0040e081"/>
    </style:style>
    <style:style style:name="P84" style:family="paragraph" style:parent-style-name="Preformatted_20_Text">
      <style:text-properties officeooo:rsid="0042640a" officeooo:paragraph-rsid="0042640a"/>
    </style:style>
    <style:style style:name="P85" style:family="paragraph" style:parent-style-name="Preformatted_20_Text">
      <style:text-properties officeooo:rsid="0042854d" officeooo:paragraph-rsid="0042854d"/>
    </style:style>
    <style:style style:name="P86" style:family="paragraph" style:parent-style-name="Preformatted_20_Text">
      <style:text-properties fo:color="#000000" style:font-name="DejaVu Sans Mono" fo:font-size="9.30000019073486pt" officeooo:rsid="001a2309" officeooo:paragraph-rsid="00460a60"/>
    </style:style>
    <style:style style:name="P87" style:family="paragraph" style:parent-style-name="Preformatted_20_Text">
      <style:text-properties fo:color="#000000" style:font-name="DejaVu Sans Mono" fo:font-size="9.30000019073486pt" fo:font-weight="normal" officeooo:rsid="001ef64e" officeooo:paragraph-rsid="001ef64e" style:font-weight-asian="normal" style:font-weight-complex="normal"/>
    </style:style>
    <style:style style:name="P88" style:family="paragraph" style:parent-style-name="Preformatted_20_Text">
      <style:text-properties fo:color="#000000" style:font-name="DejaVu Sans Mono" fo:font-size="9.30000019073486pt" officeooo:rsid="001c6d85" officeooo:paragraph-rsid="0020f434"/>
    </style:style>
    <style:style style:name="P89" style:family="paragraph" style:parent-style-name="Preformatted_20_Text">
      <style:text-properties fo:color="#000000" style:font-name="DejaVu Sans Mono" fo:font-size="9.30000019073486pt" officeooo:rsid="001c6d85" officeooo:paragraph-rsid="0024eed6"/>
    </style:style>
    <style:style style:name="P90" style:family="paragraph" style:parent-style-name="Preformatted_20_Text">
      <style:text-properties fo:color="#000000" style:font-name="DejaVu Sans Mono" fo:font-size="9.30000019073486pt" officeooo:paragraph-rsid="004a3115"/>
    </style:style>
    <style:style style:name="P91" style:family="paragraph" style:parent-style-name="Preformatted_20_Text">
      <style:text-properties fo:color="#000000" style:font-name="DejaVu Sans Mono" fo:font-size="9.30000019073486pt" officeooo:paragraph-rsid="004b0b1a"/>
    </style:style>
    <style:style style:name="P92" style:family="paragraph" style:parent-style-name="Preformatted_20_Text">
      <style:text-properties fo:color="#000000" style:font-name="DejaVu Sans Mono" fo:font-size="9.30000019073486pt" officeooo:rsid="00350f5d" officeooo:paragraph-rsid="00350f5d"/>
    </style:style>
    <style:style style:name="P93" style:family="paragraph" style:parent-style-name="Preformatted_20_Text">
      <style:text-properties fo:color="#000000" style:font-name="DejaVu Sans Mono" fo:font-size="9.30000019073486pt" officeooo:rsid="00369972" officeooo:paragraph-rsid="00369972"/>
    </style:style>
    <style:style style:name="P94" style:family="paragraph" style:parent-style-name="Preformatted_20_Text">
      <style:text-properties fo:color="#000000" style:font-name="DejaVu Sans Mono" fo:font-size="9.30000019073486pt" officeooo:rsid="003b324a" officeooo:paragraph-rsid="003b324a"/>
    </style:style>
    <style:style style:name="P95" style:family="paragraph" style:parent-style-name="Preformatted_20_Text">
      <style:text-properties fo:color="#000000" style:font-name="DejaVu Sans Mono" fo:font-size="9.30000019073486pt" officeooo:rsid="003d91b1" officeooo:paragraph-rsid="003d91b1"/>
    </style:style>
    <style:style style:name="P96" style:family="paragraph" style:parent-style-name="Preformatted_20_Text">
      <style:text-properties fo:color="#000000" style:font-name="DejaVu Sans Mono" fo:font-size="9.30000019073486pt" officeooo:rsid="0042854d" officeooo:paragraph-rsid="0042854d"/>
    </style:style>
    <style:style style:name="P97" style:family="paragraph" style:parent-style-name="Preformatted_20_Text">
      <style:text-properties fo:color="#808000" style:font-name="DejaVu Sans Mono" fo:font-size="9.30000019073486pt" officeooo:rsid="001c6d85" officeooo:paragraph-rsid="001c6d85"/>
    </style:style>
    <style:style style:name="P98" style:family="paragraph" style:parent-style-name="Preformatted_20_Text">
      <style:text-properties fo:font-weight="normal" officeooo:rsid="001ef64e" officeooo:paragraph-rsid="001ef64e" style:font-weight-asian="normal" style:font-weight-complex="normal"/>
    </style:style>
    <style:style style:name="P99" style:family="paragraph" style:parent-style-name="Preformatted_20_Text">
      <style:text-properties officeooo:paragraph-rsid="004a3115"/>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Heading">
      <style:text-properties officeooo:rsid="00178009" officeooo:paragraph-rsid="00178009"/>
    </style:style>
    <style:style style:name="P103" style:family="paragraph" style:parent-style-name="Contents_20_Heading">
      <style:text-properties officeooo:paragraph-rsid="00178009"/>
    </style:style>
    <style:style style:name="P104" style:family="paragraph" style:parent-style-name="Table_20_Heading">
      <style:text-properties officeooo:rsid="0037a452" officeooo:paragraph-rsid="0037a452"/>
    </style:style>
    <style:style style:name="P105" style:family="paragraph" style:parent-style-name="Preformatted_20_Text">
      <style:paragraph-properties fo:margin-top="0cm" fo:margin-bottom="0.499cm" loext:contextual-spacing="false" fo:background-color="#ffffff">
        <style:background-image/>
      </style:paragraph-properties>
    </style:style>
    <style:style style:name="P106" style:family="paragraph" style:parent-style-name="Preformatted_20_Text">
      <style:paragraph-properties fo:margin-top="0cm" fo:margin-bottom="0.499cm" loext:contextual-spacing="false" fo:background-color="#ffffff">
        <style:background-image/>
      </style:paragraph-properties>
      <style:text-properties fo:color="#000000" style:font-name="DejaVu Sans Mono" fo:font-size="9.30000019073486pt"/>
    </style:style>
    <style:style style:name="P107" style:family="paragraph" style:parent-style-name="Preformatted_20_Text">
      <style:paragraph-properties fo:background-color="#ffffff">
        <style:background-image/>
      </style:paragraph-properties>
      <style:text-properties fo:color="#000000"/>
    </style:style>
    <style:style style:name="P108" style:family="paragraph" style:parent-style-name="Preformatted_20_Text">
      <style:paragraph-properties fo:background-color="#ffffff">
        <style:background-image/>
      </style:paragraph-properties>
      <style:text-properties fo:color="#000000" style:font-name="DejaVu Sans Mono" fo:font-size="9.30000019073486pt"/>
    </style:style>
    <style:style style:name="P109" style:family="paragraph" style:parent-style-name="Preformatted_20_Text">
      <style:paragraph-properties fo:background-color="#ffffff">
        <style:background-image/>
      </style:paragraph-properties>
      <style:text-properties fo:color="#808000" style:font-name="DejaVu Sans Mono" fo:font-size="9.30000019073486pt"/>
    </style:style>
    <style:style style:name="P110" style:family="paragraph" style:parent-style-name="Text_20_body" style:list-style-name="L1">
      <style:text-properties officeooo:rsid="001573b0" officeooo:paragraph-rsid="001573b0"/>
    </style:style>
    <style:style style:name="P111" style:family="paragraph" style:parent-style-name="Text_20_body" style:list-style-name="L2">
      <style:text-properties officeooo:rsid="0020f434" officeooo:paragraph-rsid="0020f434"/>
    </style:style>
    <style:style style:name="P112" style:family="paragraph" style:parent-style-name="Text_20_body">
      <style:text-properties officeooo:rsid="00178009" officeooo:paragraph-rsid="00178009"/>
    </style:style>
    <style:style style:name="P113" style:family="paragraph" style:parent-style-name="Text_20_body">
      <style:text-properties officeooo:rsid="004e7624" officeooo:paragraph-rsid="004e7624"/>
    </style:style>
    <style:style style:name="P114" style:family="paragraph" style:parent-style-name="Heading_20_1">
      <style:text-properties officeooo:rsid="001573b0" officeooo:paragraph-rsid="001573b0"/>
    </style:style>
    <style:style style:name="P115" style:family="paragraph" style:parent-style-name="Heading_20_1">
      <style:text-properties officeooo:rsid="0019726c" officeooo:paragraph-rsid="0019726c"/>
    </style:style>
    <style:style style:name="P116" style:family="paragraph" style:parent-style-name="Heading_20_1">
      <style:text-properties officeooo:rsid="001db4c5" officeooo:paragraph-rsid="001db4c5"/>
    </style:style>
    <style:style style:name="P117" style:family="paragraph" style:parent-style-name="Heading_20_1">
      <style:paragraph-properties fo:break-before="page"/>
      <style:text-properties officeooo:rsid="001573b0" officeooo:paragraph-rsid="001573b0"/>
    </style:style>
    <style:style style:name="P118" style:family="paragraph" style:parent-style-name="Heading_20_2">
      <style:text-properties officeooo:rsid="001573b0" officeooo:paragraph-rsid="001573b0"/>
    </style:style>
    <style:style style:name="P119" style:family="paragraph" style:parent-style-name="Heading_20_2">
      <style:text-properties officeooo:rsid="0015f349" officeooo:paragraph-rsid="0015f349"/>
    </style:style>
    <style:style style:name="P120" style:family="paragraph" style:parent-style-name="Heading_20_2">
      <style:text-properties fo:font-weight="normal" officeooo:rsid="001ef64e" officeooo:paragraph-rsid="001ef64e" style:font-weight-asian="normal" style:font-weight-complex="normal"/>
    </style:style>
    <style:style style:name="P121" style:family="paragraph" style:parent-style-name="Heading_20_2">
      <style:text-properties officeooo:rsid="002e5207" officeooo:paragraph-rsid="002e5207"/>
    </style:style>
    <style:style style:name="P122" style:family="paragraph" style:parent-style-name="Heading_20_2">
      <style:text-properties officeooo:rsid="0024eed6" officeooo:paragraph-rsid="0024eed6"/>
    </style:style>
    <style:style style:name="P123" style:family="paragraph" style:parent-style-name="Heading_20_2">
      <style:text-properties officeooo:rsid="004b0b1a" officeooo:paragraph-rsid="004b0b1a"/>
    </style:style>
    <style:style style:name="P124" style:family="paragraph" style:parent-style-name="Heading_20_2">
      <style:text-properties officeooo:rsid="00327a5f" officeooo:paragraph-rsid="00327a5f"/>
    </style:style>
    <style:style style:name="P125" style:family="paragraph" style:parent-style-name="Heading_20_2">
      <style:text-properties officeooo:rsid="003b1fab" officeooo:paragraph-rsid="003b1fab"/>
    </style:style>
    <style:style style:name="P126" style:family="paragraph" style:parent-style-name="Heading_20_2">
      <style:text-properties officeooo:rsid="0028d20b" officeooo:paragraph-rsid="0028d20b"/>
    </style:style>
    <style:style style:name="P127" style:family="paragraph" style:parent-style-name="Heading_20_2">
      <style:text-properties officeooo:rsid="00275b2a" officeooo:paragraph-rsid="00275b2a"/>
    </style:style>
    <style:style style:name="P128" style:family="paragraph" style:parent-style-name="Heading_20_3">
      <style:text-properties fo:font-weight="normal" officeooo:rsid="004727d5" officeooo:paragraph-rsid="004727d5" style:font-weight-asian="normal" style:font-weight-complex="normal"/>
    </style:style>
    <style:style style:name="P129" style:family="paragraph" style:parent-style-name="Heading_20_3">
      <style:text-properties fo:font-weight="normal" officeooo:rsid="0048d79c" officeooo:paragraph-rsid="0048d79c" style:font-weight-asian="normal" style:font-weight-complex="normal"/>
    </style:style>
    <style:style style:name="P130" style:family="paragraph" style:parent-style-name="Heading_20_3">
      <style:text-properties officeooo:rsid="00235767"/>
    </style:style>
    <style:style style:name="P131" style:family="paragraph" style:parent-style-name="Heading_20_3">
      <style:text-properties officeooo:rsid="002a9cb8" officeooo:paragraph-rsid="002a9cb8"/>
    </style:style>
    <style:style style:name="P132" style:family="paragraph" style:parent-style-name="Heading_20_3">
      <style:text-properties officeooo:rsid="003b1fab" officeooo:paragraph-rsid="003b1fab"/>
    </style:style>
    <style:style style:name="P133" style:family="paragraph" style:parent-style-name="Preformatted_20_Text">
      <style:paragraph-properties fo:margin-top="0cm" fo:margin-bottom="0.499cm" loext:contextual-spacing="false" fo:background-color="#ffffff">
        <style:background-image/>
      </style:paragraph-properties>
      <style:text-properties fo:color="#000000" style:font-name="DejaVu Sans Mono" fo:font-size="9.30000019073486pt"/>
    </style:style>
    <style:style style:name="P134" style:family="paragraph" style:parent-style-name="Preformatted_20_Text">
      <style:text-properties officeooo:rsid="001c6d85" officeooo:paragraph-rsid="004a3115"/>
    </style:style>
    <style:style style:name="T1" style:family="text">
      <style:text-properties fo:font-weight="normal" style:font-weight-asian="normal" style:font-weight-complex="normal"/>
    </style:style>
    <style:style style:name="T2" style:family="text">
      <style:text-properties fo:font-weight="normal" officeooo:rsid="0015f349" style:font-weight-asian="normal" style:font-weight-complex="normal"/>
    </style:style>
    <style:style style:name="T3" style:family="text">
      <style:text-properties fo:font-weight="normal" officeooo:rsid="001ef64e" style:font-weight-asian="normal" style:font-weight-complex="normal"/>
    </style:style>
    <style:style style:name="T4" style:family="text">
      <style:text-properties fo:font-weight="normal" officeooo:rsid="0048d79c" style:font-weight-asian="normal" style:font-weight-complex="normal"/>
    </style:style>
    <style:style style:name="T5" style:family="text">
      <style:text-properties fo:font-weight="normal" officeooo:rsid="004a3115" style:font-weight-asian="normal" style:font-weight-complex="normal"/>
    </style:style>
    <style:style style:name="T6" style:family="text">
      <style:text-properties fo:font-weight="normal" officeooo:rsid="004e7624" style:font-weight-asian="normal" style:font-weight-complex="normal"/>
    </style:style>
    <style:style style:name="T7" style:family="text">
      <style:text-properties officeooo:rsid="0015f349"/>
    </style:style>
    <style:style style:name="T8" style:family="text">
      <style:text-properties fo:font-weight="bold" style:font-weight-asian="bold" style:font-weight-complex="bold"/>
    </style:style>
    <style:style style:name="T9" style:family="text">
      <style:text-properties fo:font-weight="bold" officeooo:rsid="004479c3" style:font-weight-asian="bold" style:font-weight-complex="bold"/>
    </style:style>
    <style:style style:name="T10" style:family="text">
      <style:text-properties fo:font-weight="bold" officeooo:rsid="004ce525" style:font-weight-asian="bold" style:font-weight-complex="bold"/>
    </style:style>
    <style:style style:name="T11" style:family="text">
      <style:text-properties fo:font-weight="bold" officeooo:rsid="004e7624" style:font-weight-asian="bold" style:font-weight-complex="bold"/>
    </style:style>
    <style:style style:name="T12" style:family="text">
      <style:text-properties officeooo:rsid="00178009"/>
    </style:style>
    <style:style style:name="T13" style:family="text">
      <style:text-properties officeooo:rsid="0020f434"/>
    </style:style>
    <style:style style:name="T14" style:family="text">
      <style:text-properties officeooo:rsid="00235767"/>
    </style:style>
    <style:style style:name="T15" style:family="text">
      <style:text-properties officeooo:rsid="0024eed6"/>
    </style:style>
    <style:style style:name="T16" style:family="text">
      <style:text-properties officeooo:rsid="00275b2a"/>
    </style:style>
    <style:style style:name="T17" style:family="text">
      <style:text-properties officeooo:rsid="002be34d"/>
    </style:style>
    <style:style style:name="T18" style:family="text">
      <style:text-properties officeooo:rsid="002c1929"/>
    </style:style>
    <style:style style:name="T19" style:family="text">
      <style:text-properties officeooo:rsid="003029ef"/>
    </style:style>
    <style:style style:name="T20" style:family="text">
      <style:text-properties officeooo:rsid="0031e3ab"/>
    </style:style>
    <style:style style:name="T21" style:family="text">
      <style:text-properties officeooo:rsid="00369972"/>
    </style:style>
    <style:style style:name="T22" style:family="text">
      <style:text-properties officeooo:rsid="0037a452"/>
    </style:style>
    <style:style style:name="T23" style:family="text">
      <style:text-properties officeooo:rsid="003f57b0"/>
    </style:style>
    <style:style style:name="T24" style:family="text">
      <style:text-properties officeooo:rsid="0040e081"/>
    </style:style>
    <style:style style:name="T25" style:family="text">
      <style:text-properties fo:color="#000000"/>
    </style:style>
    <style:style style:name="T26" style:family="text">
      <style:text-properties fo:color="#000000" style:font-name="DejaVu Sans Mono" fo:font-size="9.30000019073486pt"/>
    </style:style>
    <style:style style:name="T27" style:family="text">
      <style:text-properties fo:color="#000000" style:font-name="DejaVu Sans Mono" fo:font-size="9.30000019073486pt" fo:background-color="#e4e4ff" loext:char-shading-value="0"/>
    </style:style>
    <style:style style:name="T28" style:family="text">
      <style:text-properties fo:background-color="#e4e4ff" loext:char-shading-value="0"/>
    </style:style>
    <style:style style:name="T29" style:family="text">
      <style:text-properties officeooo:rsid="004b0b1a" fo:background-color="#e4e4ff" loext:char-shading-value="0"/>
    </style:style>
    <style:style style:name="T30" style:family="text">
      <style:text-properties officeooo:rsid="00460a60"/>
    </style:style>
    <style:style style:name="T31" style:family="text">
      <style:text-properties fo:color="#000080" fo:font-weight="bold"/>
    </style:style>
    <style:style style:name="T32" style:family="text">
      <style:text-properties fo:color="#000080" fo:font-weight="bold" officeooo:rsid="004e7624"/>
    </style:style>
    <style:style style:name="T33" style:family="text">
      <style:text-properties fo:color="#000080" style:font-name="DejaVu Sans Mono" fo:font-size="9.30000019073486pt" fo:font-weight="bold"/>
    </style:style>
    <style:style style:name="T34" style:family="text">
      <style:text-properties fo:color="#660e7a" fo:font-weight="bold"/>
    </style:style>
    <style:style style:name="T35" style:family="text">
      <style:text-properties fo:color="#660e7a" style:font-name="DejaVu Sans Mono" fo:font-size="9.30000019073486pt" fo:font-style="italic" fo:font-weight="bold"/>
    </style:style>
    <style:style style:name="T36" style:family="text">
      <style:text-properties fo:color="#660e7a" style:font-name="DejaVu Sans Mono" fo:font-size="9.30000019073486pt" fo:font-weight="bold"/>
    </style:style>
    <style:style style:name="T37" style:family="text">
      <style:text-properties fo:color="#660e7a" fo:font-style="italic" fo:font-weight="bold"/>
    </style:style>
    <style:style style:name="T38" style:family="text">
      <style:text-properties fo:color="#660e7a" fo:font-style="italic" fo:font-weight="bold" officeooo:rsid="004a3115"/>
    </style:style>
    <style:style style:name="T39" style:family="text">
      <style:text-properties style:font-name="DejaVu Sans Mono" fo:font-size="9.30000019073486pt"/>
    </style:style>
    <style:style style:name="T40" style:family="text">
      <style:text-properties style:font-name="DejaVu Sans Mono" fo:font-size="9.30000019073486pt" fo:font-style="italic"/>
    </style:style>
    <style:style style:name="T41" style:family="text">
      <style:text-properties fo:font-style="italic"/>
    </style:style>
    <style:style style:name="T42" style:family="text">
      <style:text-properties fo:color="#808080"/>
    </style:style>
    <style:style style:name="T43" style:family="text">
      <style:text-properties fo:color="#808080" style:font-name="DejaVu Sans Mono" fo:font-size="9.30000019073486pt" fo:font-style="italic"/>
    </style:style>
    <style:style style:name="T44" style:family="text">
      <style:text-properties fo:color="#008000" style:font-name="DejaVu Sans Mono" fo:font-size="9.30000019073486pt" fo:font-weight="bold"/>
    </style:style>
    <style:style style:name="T45" style:family="text">
      <style:text-properties fo:color="#008000" fo:font-weight="bold"/>
    </style:style>
    <style:style style:name="T46" style:family="text">
      <style:text-properties fo:color="#008000" fo:font-weight="bold" officeooo:rsid="004a3115"/>
    </style:style>
    <style:style style:name="T47" style:family="text">
      <style:text-properties fo:color="#0000ff" fo:font-weight="bold"/>
    </style:style>
    <style:style style:name="T48" style:family="text">
      <style:text-properties fo:color="#0000ff" style:font-name="DejaVu Sans Mono" fo:font-size="9.30000019073486pt" fo:font-weight="bold"/>
    </style:style>
    <style:style style:name="T49" style:family="text">
      <style:text-properties officeooo:rsid="004727d5"/>
    </style:style>
    <style:style style:name="T50" style:family="text">
      <style:text-properties officeooo:rsid="0048d79c"/>
    </style:style>
    <style:style style:name="T51" style:family="text">
      <style:text-properties officeooo:rsid="004a3115"/>
    </style:style>
    <style:style style:name="T52" style:family="text">
      <style:text-properties officeooo:rsid="004b0b1a"/>
    </style:style>
    <style:style style:name="T53" style:family="text">
      <style:text-properties officeooo:rsid="004ce525"/>
    </style:style>
    <style:style style:name="T54" style:family="text">
      <style:text-properties fo:color="#808000"/>
    </style:style>
    <style:style style:name="T55" style:family="text">
      <style:text-properties fo:color="#808000" style:font-name="DejaVu Sans Mono" fo:font-size="9.30000019073486pt"/>
    </style:style>
    <style:style style:name="T56" style:family="text">
      <style:text-properties officeooo:rsid="004e762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Integration und Konfiguration der Android Tracking Library von Webtrekk</text:p>
      <text:p text:style-name="P3"/>
      <text:p text:style-name="P62">Version 4.0</text:p>
      <text:p text:style-name="P3"/>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Inhalt</text:p>
          </text:index-title>
          <text:p text:style-name="P60"><text:a xlink:type="simple" xlink:href="#__RefHeading__106_1264404402" text:style-name="Index_20_Link" text:visited-style-name="Index_20_Link">1Vorwort<text:tab/>4</text:a></text:p>
          <text:p text:style-name="P101"><text:a xlink:type="simple" xlink:href="#__RefHeading__108_1264404402" text:style-name="Index_20_Link" text:visited-style-name="Index_20_Link">1.1Systemvoraussetzungen<text:tab/>4</text:a></text:p>
          <text:p text:style-name="P101"><text:a xlink:type="simple" xlink:href="#__RefHeading__110_1264404402" text:style-name="Index_20_Link" text:visited-style-name="Index_20_Link">1.2Dateien<text:tab/>4</text:a></text:p>
          <text:p text:style-name="P101"><text:a xlink:type="simple" xlink:href="#__RefHeading__112_1264404402" text:style-name="Index_20_Link" text:visited-style-name="Index_20_Link">1.3Begriffe<text:tab/>4</text:a></text:p>
          <text:p text:style-name="P60"><text:a xlink:type="simple" xlink:href="#__RefHeading__114_1264404402" text:style-name="Index_20_Link" text:visited-style-name="Index_20_Link">2Integration der Tracking Library<text:tab/>5</text:a></text:p>
          <text:p text:style-name="P60"><text:a xlink:type="simple" xlink:href="#__RefHeading__121_1264404402" text:style-name="Index_20_Link" text:visited-style-name="Index_20_Link">3Integration der Tracking Funktionalität<text:tab/>6</text:a></text:p>
          <text:p text:style-name="P60"><text:a xlink:type="simple" xlink:href="#__RefHeading__123_1264404402" text:style-name="Index_20_Link" text:visited-style-name="Index_20_Link">4Tracking Konfiguration<text:tab/>6</text:a></text:p>
          <text:p text:style-name="P101"><text:a xlink:type="simple" xlink:href="#__RefHeading__125_1264404402" text:style-name="Index_20_Link" text:visited-style-name="Index_20_Link">4.1Konfiguration<text:tab/>7</text:a></text:p>
          <text:p text:style-name="P101"><text:a xlink:type="simple" xlink:href="#__RefHeading__127_1264404402" text:style-name="Index_20_Link" text:visited-style-name="Index_20_Link">4.2Konfigurationsparameter<text:tab/>7</text:a></text:p>
          <text:p text:style-name="P100"><text:a xlink:type="simple" xlink:href="#__RefHeading__129_1264404402" text:style-name="Index_20_Link" text:visited-style-name="Index_20_Link">4.2.1webtrekk_track_domain<text:tab/>7</text:a></text:p>
          <text:p text:style-name="P100"><text:a xlink:type="simple" xlink:href="#__RefHeading__131_1264404402" text:style-name="Index_20_Link" text:visited-style-name="Index_20_Link">4.2.2webtrekk_track_id<text:tab/>7</text:a></text:p>
          <text:p text:style-name="P60"><text:a xlink:type="simple" xlink:href="#__RefHeading__133_1264404402" text:style-name="Index_20_Link" text:visited-style-name="Index_20_Link">5Tracking Parameter<text:tab/>7</text:a></text:p>
          <text:p text:style-name="P101"><text:a xlink:type="simple" xlink:href="#__RefHeading__135_1264404402" text:style-name="Index_20_Link" text:visited-style-name="Index_20_Link">5.1Übergabe von Tracking Parametern<text:tab/>8</text:a></text:p>
          <text:p text:style-name="P101"><text:a xlink:type="simple" xlink:href="#__RefHeading__252_1264404402" text:style-name="Index_20_Link" text:visited-style-name="Index_20_Link">5.2Übergabe von individuellen Tracking Parametern<text:tab/>8</text:a></text:p>
          <text:p text:style-name="P101"><text:a xlink:type="simple" xlink:href="#__RefHeading__142_1264404402" text:style-name="Index_20_Link" text:visited-style-name="Index_20_Link">5.3Automatisch erfasste Tracking Parameter<text:tab/>9</text:a></text:p>
          <text:p text:style-name="P100"><text:a xlink:type="simple" xlink:href="#__RefHeading__162_1264404402" text:style-name="Index_20_Link" text:visited-style-name="Index_20_Link">5.3.1 SCREEN_RESOLUTION<text:tab/>9</text:a></text:p>
          <text:p text:style-name="P100"><text:a xlink:type="simple" xlink:href="#__RefHeading__164_1264404402" text:style-name="Index_20_Link" text:visited-style-name="Index_20_Link">5.3.2SCREEN_DEPTH<text:tab/>9</text:a></text:p>
          <text:p text:style-name="P100"><text:a xlink:type="simple" xlink:href="#__RefHeading__166_1264404402" text:style-name="Index_20_Link" text:visited-style-name="Index_20_Link">5.3.3DEV_LANG<text:tab/>9</text:a></text:p>
          <text:p text:style-name="P100"><text:a xlink:type="simple" xlink:href="#__RefHeading__168_1264404402" text:style-name="Index_20_Link" text:visited-style-name="Index_20_Link">5.3.4TIMEZONE<text:tab/>9</text:a></text:p>
          <text:p text:style-name="P100"><text:a xlink:type="simple" xlink:href="#__RefHeading__170_1264404402" text:style-name="Index_20_Link" text:visited-style-name="Index_20_Link">5.3.5OS_NAME("osname")<text:tab/>9</text:a></text:p>
          <text:p text:style-name="P100"><text:a xlink:type="simple" xlink:href="#__RefHeading__172_1264404402" text:style-name="Index_20_Link" text:visited-style-name="Index_20_Link">5.3.6OS_VERSION<text:tab/>9</text:a></text:p>
          <text:p text:style-name="P100"><text:a xlink:type="simple" xlink:href="#__RefHeading__174_1264404402" text:style-name="Index_20_Link" text:visited-style-name="Index_20_Link">5.3.7DEVICE<text:tab/>9</text:a></text:p>
          <text:p text:style-name="P100"><text:a xlink:type="simple" xlink:href="#__RefHeading__176_1264404402" text:style-name="Index_20_Link" text:visited-style-name="Index_20_Link">5.3.8TRACKING_LIB_VERSION<text:tab/>9</text:a></text:p>
          <text:p text:style-name="P100"><text:a xlink:type="simple" xlink:href="#__RefHeading__178_1264404402" text:style-name="Index_20_Link" text:visited-style-name="Index_20_Link">5.3.9 APP_LANGUAGE<text:tab/>9</text:a></text:p>
          <text:p text:style-name="P100"><text:a xlink:type="simple" xlink:href="#__RefHeading__180_1264404402" text:style-name="Index_20_Link" text:visited-style-name="Index_20_Link">5.3.10EVERID<text:tab/>9</text:a></text:p>
          <text:p text:style-name="P100"><text:a xlink:type="simple" xlink:href="#__RefHeading__182_1264404402" text:style-name="Index_20_Link" text:visited-style-name="Index_20_Link">5.3.11ACTIVITY_NAME<text:tab/>9</text:a></text:p>
          <text:p text:style-name="P101"><text:a xlink:type="simple" xlink:href="#__RefHeading__144_1264404402" text:style-name="Index_20_Link" text:visited-style-name="Index_20_Link">5.4Optionale automatisch erfasste Tracking Parameter<text:tab/>9</text:a></text:p>
          <text:p text:style-name="P100"><text:a xlink:type="simple" xlink:href="#__RefHeading__254_1264404402" text:style-name="Index_20_Link" text:visited-style-name="Index_20_Link">5.4.1APP_VERSION_NAME<text:tab/>10</text:a></text:p>
          <text:p text:style-name="P100"><text:a xlink:type="simple" xlink:href="#__RefHeading__256_1264404402" text:style-name="Index_20_Link" text:visited-style-name="Index_20_Link">5.4.2IP<text:tab/>10</text:a></text:p>
          <text:p text:style-name="P100"><text:a xlink:type="simple" xlink:href="#__RefHeading__258_1264404402" text:style-name="Index_20_Link" text:visited-style-name="Index_20_Link">5.4.3API_LEVEL<text:tab/>10</text:a></text:p>
          <text:p text:style-name="P100"><text:a xlink:type="simple" xlink:href="#__RefHeading__260_1264404402" text:style-name="Index_20_Link" text:visited-style-name="Index_20_Link">5.4.4APP_FIRST_START<text:tab/>10</text:a></text:p>
          <text:p text:style-name="P100"><text:a xlink:type="simple" xlink:href="#__RefHeading__262_1264404402" text:style-name="Index_20_Link" text:visited-style-name="Index_20_Link">5.4.5APP_VERSION_CODE<text:tab/>10</text:a></text:p>
          <text:p text:style-name="P100"><text:a xlink:type="simple" xlink:href="#__RefHeading__264_1264404402" text:style-name="Index_20_Link" text:visited-style-name="Index_20_Link">5.4.6APP_UPDATE<text:tab/>10</text:a></text:p>
          <text:p text:style-name="P100"><text:a xlink:type="simple" xlink:href="#__RefHeading__266_1264404402" text:style-name="Index_20_Link" text:visited-style-name="Index_20_Link">5.4.7 APP_PREINSTALLED<text:tab/>10</text:a></text:p>
          <text:p text:style-name="P100"><text:a xlink:type="simple" xlink:href="#__RefHeading__268_1264404402" text:style-name="Index_20_Link" text:visited-style-name="Index_20_Link">5.4.8 PLAYSTORE_GNAME<text:tab/>10</text:a></text:p>
          <text:p text:style-name="P100"><text:a xlink:type="simple" xlink:href="#__RefHeading__270_1264404402" text:style-name="Index_20_Link" text:visited-style-name="Index_20_Link">5.4.9 PLAYSTORE_SNAME<text:tab/>11</text:a></text:p>
          <text:p text:style-name="P100"><text:a xlink:type="simple" xlink:href="#__RefHeading__272_1264404402" text:style-name="Index_20_Link" text:visited-style-name="Index_20_Link">5.4.10 PLAYSTORE_MAIL<text:tab/>11</text:a></text:p>
          <text:p text:style-name="P100"><text:a xlink:type="simple" xlink:href="#__RefHeading__274_1264404402" text:style-name="Index_20_Link" text:visited-style-name="Index_20_Link">5.4.11ADVERTISER_ID<text:tab/>11</text:a></text:p>
          <text:p text:style-name="P100"><text:a xlink:type="simple" xlink:href="#__RefHeading__276_1264404402" text:style-name="Index_20_Link" text:visited-style-name="Index_20_Link">5.4.12 ADVERTISER_OPTOUT<text:tab/>11</text:a></text:p>
          <text:p text:style-name="P101"><text:a xlink:type="simple" xlink:href="#__RefHeading__146_1264404402" text:style-name="Index_20_Link" text:visited-style-name="Index_20_Link">5.5Manuell erfassbare Tracking Parameter<text:tab/>11</text:a></text:p>
          <text:p text:style-name="P60"><text:a xlink:type="simple" xlink:href="#__RefHeading__137_1264404402" text:style-name="Index_20_Link" text:visited-style-name="Index_20_Link">6Tracking Implementierung<text:tab/>13</text:a></text:p>
          <text:p text:style-name="P101"><text:a xlink:type="simple" xlink:href="#__RefHeading__148_1264404402" text:style-name="Index_20_Link" text:visited-style-name="Index_20_Link">6.1Tracking des Aufrufs einer Activitys<text:tab/>13</text:a></text:p>
          <text:p text:style-name="P101"><text:a xlink:type="simple" xlink:href="#__RefHeading__278_1264404402" text:style-name="Index_20_Link" text:visited-style-name="Index_20_Link">6.2Tracking von Aktionen<text:tab/>14</text:a></text:p>
          <text:p text:style-name="P101"><text:a xlink:type="simple" xlink:href="#__RefHeading__280_1264404402" text:style-name="Index_20_Link" text:visited-style-name="Index_20_Link">6.3Contentgruppen (Seitenkategorien)<text:tab/>14</text:a></text:p>
          <text:p text:style-name="P101"><text:a xlink:type="simple" xlink:href="#__RefHeading__150_1264404402" text:style-name="Index_20_Link" text:visited-style-name="Index_20_Link">6.4Tracking von Seitenparametern (Eigene Parameter)<text:tab/>15</text:a></text:p>
          <text:p text:style-name="P101"><text:a xlink:type="simple" xlink:href="#__RefHeading__282_1264404402" text:style-name="Index_20_Link" text:visited-style-name="Index_20_Link">6.5Produkterfassung<text:tab/>16</text:a></text:p>
          <text:p text:style-name="P100"><text:a xlink:type="simple" xlink:href="#__RefHeading__284_1264404402" text:style-name="Index_20_Link" text:visited-style-name="Index_20_Link">6.5.1Produktname<text:tab/>16</text:a></text:p>
          <text:p text:style-name="P100"><text:a xlink:type="simple" xlink:href="#__RefHeading__286_1264404402" text:style-name="Index_20_Link" text:visited-style-name="Index_20_Link">6.5.2Produktanzahl (optional)<text:tab/>16</text:a></text:p>
          <text:p text:style-name="P100"><text:a xlink:type="simple" xlink:href="#__RefHeading__288_1264404402" text:style-name="Index_20_Link" text:visited-style-name="Index_20_Link">6.5.3Produktpreis (optional)<text:tab/>16</text:a></text:p>
          <text:p text:style-name="P100"><text:a xlink:type="simple" xlink:href="#__RefHeading__290_1264404402" text:style-name="Index_20_Link" text:visited-style-name="Index_20_Link">6.5.4Währungscode (optional)<text:tab/>16</text:a></text:p>
          <text:p text:style-name="P100"><text:soft-page-break/><text:a xlink:type="simple" xlink:href="#__RefHeading__292_1264404402" text:style-name="Index_20_Link" text:visited-style-name="Index_20_Link">6.5.5Warenkorbstatus (optional)<text:tab/>16</text:a></text:p>
          <text:p text:style-name="P100"><text:a xlink:type="simple" xlink:href="#__RefHeading__294_1264404402" text:style-name="Index_20_Link" text:visited-style-name="Index_20_Link">6.5.6Gutscheinwert (optional)<text:tab/>16</text:a></text:p>
          <text:p text:style-name="P100"><text:a xlink:type="simple" xlink:href="#__RefHeading__296_1264404402" text:style-name="Index_20_Link" text:visited-style-name="Index_20_Link">6.5.7Produktkategorien (optional)<text:tab/>17</text:a></text:p>
          <text:p text:style-name="P100"><text:a xlink:type="simple" xlink:href="#__RefHeading__298_1264404402" text:style-name="Index_20_Link" text:visited-style-name="Index_20_Link">6.5.8Beispiel<text:tab/>17</text:a></text:p>
          <text:p text:style-name="P101"><text:a xlink:type="simple" xlink:href="#__RefHeading__152_1264404402" text:style-name="Index_20_Link" text:visited-style-name="Index_20_Link">6.6Media Tracking und Arbeit mit Scopes<text:tab/>18</text:a></text:p>
          <text:p text:style-name="P101"><text:a xlink:type="simple" xlink:href="#__RefHeading__156_1264404402" text:style-name="Index_20_Link" text:visited-style-name="Index_20_Link">6.7Anwendungsdetails<text:tab/>18</text:a></text:p>
          <text:p text:style-name="P101"><text:a xlink:type="simple" xlink:href="#__RefHeading__158_1264404402" text:style-name="Index_20_Link" text:visited-style-name="Index_20_Link">6.8Webtrekk Ever-ID<text:tab/>18</text:a></text:p>
          <text:p text:style-name="P101"><text:a xlink:type="simple" xlink:href="#__RefHeading__160_1264404402" text:style-name="Index_20_Link" text:visited-style-name="Index_20_Link">6.9Opt Out<text:tab/>18</text:a></text:p>
          <text:p text:style-name="P60"><text:a xlink:type="simple" xlink:href="#__RefHeading__139_1264404402" text:style-name="Index_20_Link" text:visited-style-name="Index_20_Link">7Kontakt<text:tab/>18</text:a></text:p>
        </text:index-body>
      </text:table-of-content>
      <text:p text:style-name="P3"/>
      <text:h text:style-name="P117" text:outline-level="1"><text:bookmark-start text:name="__RefHeading__106_1264404402"/>Vorwort<text:bookmark-end text:name="__RefHeading__106_1264404402"/></text:h>
      <text:p text:style-name="P3">Mit Hilfe der Android Tracking Library ist es möglich Nutzungshäufigkeit und Aktivitäten Ihrer Android Apps in Webtrekk zu erfassen. Dieses Dokument beschreibt die technische Integration des Trackings in Ihre Android App.</text:p>
      <text:p text:style-name="P3">Um die Analysemöglichkeiten von Webtrekk optimal einzusetzen, sollten Sie sich in der Konzeptionsphase an unseren Schulungsunterlagen „Grundlagen zur Datenerfassung“ orientieren. Sollte Ihnen das Dokument nicht vorliegen, können Sie sich jeder Zeit an support@webtrekk.com oder Ihre(n) persönlichen Consultant wenden.</text:p>
      <text:p text:style-name="P3">Durch den Einsatz der Tracking API werden App-Aufrufe und Aktivitäten des Nutzers als Requests an das Webtrekk Tracking System geschickt.</text:p>
      <text:p text:style-name="P3">In Abhängigkeit zu dem Onlinestatus des Nutzers werden die Requests an Webtrekk entsprechend gesendet:</text:p>
      <text:list xml:id="list4973087603234545034" text:style-name="L1">
        <text:list-item>
          <text:p text:style-name="P110">Ist das mobile Gerät online, werden die Requests in einem definierbaren Zeitintervall gesendet.</text:p>
        </text:list-item>
        <text:list-item>
          <text:p text:style-name="P110">Ist das Gerät offline, werden die Aktivitäten zwischengespeichert und versendet, sobald das Gerät wieder online ist.</text:p>
        </text:list-item>
      </text:list>
      <text:h text:style-name="P118" text:outline-level="2"><text:bookmark-start text:name="__RefHeading__108_1264404402"/>Systemvoraussetzungen<text:bookmark-end text:name="__RefHeading__108_1264404402"/></text:h>
      <text:p text:style-name="P3">Trackbare Systeme: Alle Geräte mit dem Betriebssystem Android Version 4.0 oder höher</text:p>
      <text:p text:style-name="P3">Entwicklungsumgebung: Die Einbindung in die App ist grundsätzlich mit jeder Entwicklungsumgebung möglich, die vorliegende Dokumentation bezieht sich auf Android Studio, da dies die von Google mitentwickelte Standardentwicklungsumgebung für Android ist.</text:p>
      <text:h text:style-name="P118" text:outline-level="2"><text:bookmark-start text:name="__RefHeading__110_1264404402"/>Dateien<text:bookmark-end text:name="__RefHeading__110_1264404402"/></text:h>
      <text:p text:style-name="P3">Die folgenden Dateien sind für die Einbindung des Tracking SDK notwendig:</text:p>
      <text:p text:style-name="P5">webtrekksdk-release.aar: <text:span text:style-name="T1">Diese Datei enthält das SDK im .aar Format. </text:span><text:span text:style-name="T2">Das .aar Format ist die Binärdistribution eines Android Bibliothek Projektes.</text:span></text:p>
      <text:p text:style-name="P6">w<text:span text:style-name="T56">ebtrekk</text:span>_config.xml<text:span text:style-name="T1">: Dies ist die Hauptkonfigurationsdatei für das Tracking, Anpassungen am Verhalten des SDK können hier entsprechend der Dokumentation vorgenommen werden. </text:span></text:p>
      <text:p text:style-name="P6">webtrekk_sdk_4_de.pdf<text:span text:style-name="T1">: Die Dokumentation zur Integration und Konfiguration des SDK.</text:span></text:p>
      <text:p text:style-name="P7">MyApplication.zip: <text:span text:style-name="T1">Dies ist eine mit Android Studio erstellte Beispielanwendung, welche Sie direkt als Projekt importieren können. Sie zeigt sie Initialisierung und Konfiguration des Tracking. </text:span></text:p>
      <text:p text:style-name="P42"/>
      <text:h text:style-name="P119" text:outline-level="2"><text:bookmark-start text:name="__RefHeading__112_1264404402"/>Begriffe<text:bookmark-end text:name="__RefHeading__112_1264404402"/></text:h>
      <text:p text:style-name="P8"/>
      <text:h text:style-name="P114" text:outline-level="1"><text:bookmark-start text:name="__RefHeading__114_1264404402"/><text:soft-page-break/>Integration der Tracking Library<text:bookmark-end text:name="__RefHeading__114_1264404402"/></text:h>
      <text:p text:style-name="P3">Bevor Sie mit dem Tracking Ihrer App starten können, muss die Library in ihr Android Projekt eingebunden werden.</text:p>
      <text:p text:style-name="P4">Nachfolgend werden die Schritte aufgezeigt wie dies unter Android Studio mit Gradle als Buildsystem erfolgen kann. <text:span text:style-name="T7">Die Pfade beziehen sich dabei auf das Android Default Projekt Layout.</text:span></text:p>
      <text:p text:style-name="P4"/>
      <text:p text:style-name="P102">1.</text:p>
      <text:p text:style-name="P48">Erstellen Sie, falls noch nicht vorhanden, im Hauptordner Ihres zu trackenden Android-Modules einen Ordner „libs“</text:p>
      <text:p text:style-name="P102">2.</text:p>
      <text:p text:style-name="Text_20_body">Kopieren Sie die Datei webtrekk-release.aar in diesen libs Ordner</text:p>
      <text:p text:style-name="P103">3.</text:p>
      <text:p text:style-name="P10">Fügen Sie diesen Ordner in der Gradle Build Datei <text:span text:style-name="T12">als lokales repository </text:span>des Android-Modules hinzu, <text:span text:style-name="T12">indem sie in der build.gradle Datei des Moduls folgende Zeilen ergänzen</text:span>:</text:p>
      <text:p text:style-name="Preformatted_20_Text"><text:line-break/>repositories{</text:p>
      <text:p text:style-name="Preformatted_20_Text"><text:s text:c="4"/>flatDir{</text:p>
      <text:p text:style-name="Preformatted_20_Text"><text:s text:c="8"/>dirs 'libs'</text:p>
      <text:p text:style-name="Preformatted_20_Text"><text:s text:c="4"/>}</text:p>
      <text:p text:style-name="Preformatted_20_Text">}</text:p>
      <text:p text:style-name="Contents_20_Heading">4.</text:p>
      <text:p text:style-name="P9">Ergänzen sie die .aar Datei als Abhängigkeit, ebenfalls in der build.gradle Datei des Moduls.</text:p>
      <text:p text:style-name="P67">dependencies {</text:p>
      <text:p text:style-name="P67"><text:s text:c="4"/>...</text:p>
      <text:p text:style-name="P67"><text:s text:c="4"/>compile 'com.android.support:appcompat-v7:22.0.0'</text:p>
      <text:p text:style-name="P67"><text:s text:c="4"/><text:span text:style-name="T8">compile(name:'wtracksdk-release', ext:'aar')</text:span></text:p>
      <text:p text:style-name="P67"><text:s text:c="4"/>...</text:p>
      <text:p text:style-name="P67">}</text:p>
      <text:p text:style-name="P3"/>
      <text:p text:style-name="Contents_20_Heading">5.</text:p>
      <text:p text:style-name="P9">Permissions anpassen:</text:p>
      <text:p text:style-name="P113">Für das Tracking werden folgende zwei Permissions immer benötigt, sonst können keine Requests übertragen werden.</text:p>
      <text:p text:style-name="Preformatted_20_Text"><text:s text:c="4"/>&lt;uses-permission android:name="android.permission.ACCESS_NETWORK_STATE" /&gt;</text:p>
      <text:p text:style-name="Preformatted_20_Text"><text:s text:c="4"/>&lt;uses-permission android:name="android.permission.INTERNET" /&gt;</text:p>
      <text:p text:style-name="Preformatted_20_Text"/>
      <text:p text:style-name="P49">Wenn Sie den Benutzernamen oder anderen Profilinformationen aus dem Playstore wie die Email tracken wollen, müssen zusätzlich die folgenden beiden Permissions ergänzt werden. <text:span text:style-name="T23">Wenn Sie </text:span><text:soft-page-break/><text:span text:style-name="T23">diese Parameter nicht verwenden, sollten sie auch die Permissions nicht setzen. </text:span></text:p>
      <text:p text:style-name="P79"/>
      <text:p text:style-name="Preformatted_20_Text"><text:s text:c="4"/>&lt;uses-permission android:name="android.permission.READ_PROFILE" /&gt;</text:p>
      <text:p text:style-name="Preformatted_20_Text"><text:s text:c="4"/>&lt;uses-permission android:name="android.permission.READ_CONTACTS" /&gt;</text:p>
      <text:h text:style-name="P115" text:outline-level="1"><text:bookmark-start text:name="__RefHeading__121_1264404402"/>Integration der Tracking Funktionalität<text:bookmark-end text:name="__RefHeading__121_1264404402"/></text:h>
      <text:p text:style-name="P113">Zur Integration des Tracking in Ihre Anwendung gibt es zwei Möglichkeiten. Zum einen das automatische Tracking, welches für die Android Lifecycle Methoden entsprechende Callbacks in der Android App registriert. Diese werden dann automatisch aufgerufen und tracken alle Aktivitätsaufrufe. Für das automatische Tracking sind nur die ersten beiden Schritte notwendig.</text:p>
      <text:p text:style-name="P113">Beim manuellen Tracking werden die einzelnen Aktivitäten von Hand durch Aufruf der track() Methode erfasst, wie in Schritt 4 dargestellt.</text:p>
      <text:p text:style-name="Contents_20_Heading">1.</text:p>
      <text:p text:style-name="P57"><text:span text:style-name="T30">Die Webtrekk Tracking Funktionalität wird über die Webtrekk Klasse zur Verfügung gestellt. Diese ist als Singleton implementiert und muss einmalig vor Nutzung initialisiert werden. Dies erfolgt am besten in der onCreate Methode Ihrer MainActivity.</text:span>. <text:s/></text:p>
      <text:p text:style-name="P86"><text:span text:style-name="T31">private </text:span>Webtrekk <text:span text:style-name="T34">webtrekk</text:span>;</text:p>
      <text:p text:style-name="P109">@Override</text:p>
      <text:p text:style-name="P108"><text:span text:style-name="T31">protected void </text:span>onCreate(Bundle savedInstanceState) {</text:p>
      <text:p text:style-name="P107"><text:s text:c="4"/><text:span text:style-name="T33">super</text:span><text:span text:style-name="T39">.onCreate(savedInstanceState);</text:span></text:p>
      <text:p text:style-name="P107"><text:s text:c="4"/><text:span text:style-name="T39">setContentView(R.layout.</text:span><text:span text:style-name="T35">activity_main</text:span><text:span text:style-name="T39">);</text:span></text:p>
      <text:p text:style-name="P107"><text:s text:c="4"/><text:span text:style-name="T36">webtrekk </text:span><text:span text:style-name="T39">= Webtrekk.</text:span><text:span text:style-name="T40">getInstance</text:span><text:span text:style-name="T39">();</text:span></text:p>
      <text:p text:style-name="P107"><text:s text:c="4"/><text:span text:style-name="T36">webtrekk</text:span><text:span text:style-name="T39">.initWebtrekk(</text:span><text:span text:style-name="T33">this</text:span><text:span text:style-name="T39">);</text:span></text:p>
      <text:p text:style-name="P107"><text:s text:c="4"/><text:span text:style-name="T43">// optional für das automatische Aktivitätstracking</text:span></text:p>
      <text:p text:style-name="P107"><text:span text:style-name="T42"><text:s text:c="4"/></text:span><text:span text:style-name="T36">webtrekk</text:span><text:span text:style-name="T39">.initAutoTracking(getApplication());</text:span></text:p>
      <text:p text:style-name="P106">}</text:p>
      <text:p text:style-name="P68"/>
      <text:p text:style-name="Contents_20_Heading"><text:span text:style-name="T30">2</text:span>.</text:p>
      <text:p text:style-name="P11">Kopieren Sie die Konfigurationsdatei für das Tracking in den Ressourcen Ordner Ihres Android Moduls unter: module<text:span text:style-name="T8">/res/values/</text:span><text:span text:style-name="T9">webtrekk_config</text:span><text:span text:style-name="T8">.xml</text:span>. Falls das Tracking individuell angepasst werden soll, kann dies entsprechend dem Abschnitt Konfiguration in dieser Datei erfolgen.</text:p>
      <text:p text:style-name="Contents_20_Heading"><text:span text:style-name="T30">3</text:span>.</text:p>
      <text:p text:style-name="P58">Ab jetzt können Sie die grundlegende Nutzung der Aktivitäten innerhalb der App tracken. Rufen Sie dazu in der onStart() Methode der zu trackenden Aktivität die webtrekk.startActivity Funktion auf mit dem Namen der Aktivität als Parameter. In der onStop Methode rufen Sie dazu analog die webtrekk.stopActivity Funktion auf. Zwischen diesen Aufrufen können sie weitere individuelle Tracking Requests versenden. Dies erfolgt jeweils über die webtrekk.track Funktion. Ausführlichere weitere Beispiele finden sie im weitere Verlauf der Dokumentation.</text:p>
      <text:p text:style-name="P97">@Override</text:p>
      <text:p text:style-name="P108"><text:span text:style-name="T31">public void </text:span>onStart()</text:p>
      <text:p text:style-name="P108">{</text:p>
      <text:p text:style-name="P107"><text:s text:c="4"/><text:span text:style-name="T33">super</text:span><text:span text:style-name="T39">.onStart();</text:span></text:p>
      <text:p text:style-name="P107"><text:soft-page-break/><text:s text:c="4"/><text:span text:style-name="T36">webtrekk</text:span><text:span text:style-name="T39">.startActivity(</text:span><text:span text:style-name="T44">"MainActivity"</text:span><text:span text:style-name="T39">);</text:span></text:p>
      <text:p text:style-name="P107"><text:s text:c="4"/><text:span text:style-name="T36">webtrekk</text:span><text:span text:style-name="T39">.track();</text:span></text:p>
      <text:p text:style-name="P108">}</text:p>
      <text:p text:style-name="P109">@Override</text:p>
      <text:p text:style-name="P108"><text:span text:style-name="T31">public void </text:span>onStop()</text:p>
      <text:p text:style-name="P108">{</text:p>
      <text:p text:style-name="P107"><text:s text:c="4"/><text:span text:style-name="T36">webtrekk</text:span><text:span text:style-name="T39">.stopActivity();</text:span></text:p>
      <text:p text:style-name="P107"><text:s text:c="4"/><text:span text:style-name="T33">super</text:span><text:span text:style-name="T39">.onStop();</text:span></text:p>
      <text:p text:style-name="P106">}</text:p>
      <text:p text:style-name="P70"/>
      <text:p text:style-name="P12"/>
      <text:h text:style-name="P116" text:outline-level="1"><text:bookmark-start text:name="__RefHeading__123_1264404402"/>Tracking Konfiguration<text:bookmark-end text:name="__RefHeading__123_1264404402"/></text:h>
      <text:p text:style-name="P14"/>
      <text:p text:style-name="P15">Die Tracking Konfiguration erfolgt über die bereits erwähnte <text:span text:style-name="T11">webtrekk</text:span><text:span text:style-name="T8">_config.xml</text:span><text:span text:style-name="T1">:</text:span></text:p>
      <text:h text:style-name="P120" text:outline-level="2"><text:bookmark-start text:name="__RefHeading__125_1264404402"/>Konfiguration<text:bookmark-end text:name="__RefHeading__125_1264404402"/></text:h>
      <text:p text:style-name="P15"><text:span text:style-name="T3">D</text:span><text:span text:style-name="T1">er folgende Ausschnitt zeigt die </text:span><text:span text:style-name="T6">eine </text:span><text:span text:style-name="T1">minimal Konfiguration für das Tracking.</text:span></text:p>
      <text:p text:style-name="P87"><text:span text:style-name="T41">&lt;?</text:span><text:span text:style-name="T47">xml version=</text:span><text:span text:style-name="T45">"1.0" </text:span><text:span text:style-name="T47">encoding=</text:span><text:span text:style-name="T45">"utf-8"</text:span><text:span text:style-name="T41">?&gt;</text:span></text:p>
      <text:p text:style-name="P108">&lt;<text:span text:style-name="T31">webtrekkConfiguration</text:span>&gt;</text:p>
      <text:p text:style-name="P108">&lt;<text:span text:style-name="T31">version</text:span>&gt;2&lt;/<text:span text:style-name="T31">version</text:span>&gt;</text:p>
      <text:p text:style-name="P108">&lt;<text:span text:style-name="T31">trackDomain </text:span><text:span text:style-name="T47">type=</text:span><text:span text:style-name="T45">"text"</text:span>&gt;http://<text:span text:style-name="T49">q3.webtrekk.net</text:span>&lt;/<text:span text:style-name="T31">trackDomain</text:span>&gt;</text:p>
      <text:p text:style-name="P108">&lt;<text:span text:style-name="T31">trackId </text:span><text:span text:style-name="T47">type=</text:span><text:span text:style-name="T45">"text"</text:span>&gt;111111111111&lt;/<text:span text:style-name="T31">trackId</text:span>&gt;</text:p>
      <text:p text:style-name="P108">&lt;<text:span text:style-name="T31">sampling </text:span><text:span text:style-name="T47">type=</text:span><text:span text:style-name="T45">"text"</text:span>&gt;0&lt;/<text:span text:style-name="T31">sampling</text:span>&gt;</text:p>
      <text:p text:style-name="P108">&lt;<text:span text:style-name="T31">send</text:span><text:span text:style-name="T32">D</text:span><text:span text:style-name="T31">elay </text:span><text:span text:style-name="T47">type=</text:span><text:span text:style-name="T45">"text"</text:span>&gt;60&lt;/<text:span text:style-name="T31">send_delay</text:span>&gt;</text:p>
      <text:p text:style-name="P108">&lt;<text:span text:style-name="T31">max</text:span><text:span text:style-name="T32">R</text:span><text:span text:style-name="T31">equests </text:span><text:span text:style-name="T47">type=</text:span><text:span text:style-name="T45">"number"</text:span>&gt;5000&lt;/<text:span text:style-name="T31">max_requests</text:span>&gt;</text:p>
      <text:p text:style-name="P108">&lt;<text:span text:style-name="T31">auto</text:span><text:span text:style-name="T32">T</text:span><text:span text:style-name="T31">racked </text:span><text:span text:style-name="T47">type=</text:span><text:span text:style-name="T45">"text"</text:span>&gt;<text:span text:style-name="T49">false</text:span>&lt;/<text:span text:style-name="T31">auto_tracked</text:span>&gt;</text:p>
      <text:p text:style-name="P107"><text:s text:c="4"/><text:span text:style-name="T39">&lt;</text:span><text:span text:style-name="T33">activity</text:span><text:span text:style-name="T39">&gt;</text:span></text:p>
      <text:p text:style-name="P107"><text:s text:c="8"/><text:span text:style-name="T39">&lt;</text:span><text:span text:style-name="T33">classname </text:span><text:span text:style-name="T48">type=</text:span><text:span text:style-name="T44">"text"</text:span><text:span text:style-name="T39">&gt;MainActivity&lt;/</text:span><text:span text:style-name="T33">classname</text:span><text:span text:style-name="T39">&gt;</text:span></text:p>
      <text:p text:style-name="P107"><text:s text:c="8"/><text:span text:style-name="T39">&lt;</text:span><text:span text:style-name="T33">mappingname </text:span><text:span text:style-name="T48">type=</text:span><text:span text:style-name="T44">"text"</text:span><text:span text:style-name="T39">&gt;Startseite&lt;/</text:span><text:span text:style-name="T33">mappingname</text:span><text:span text:style-name="T39">&gt;</text:span></text:p>
      <text:p text:style-name="P107"><text:s text:c="8"/><text:span text:style-name="T39">&lt;</text:span><text:span text:style-name="T33">autotrack </text:span><text:span text:style-name="T48">type=</text:span><text:span text:style-name="T44">"text"</text:span><text:span text:style-name="T39">&gt;true&lt;/</text:span><text:span text:style-name="T33">autotrack</text:span><text:span text:style-name="T39">&gt;</text:span></text:p>
      <text:p text:style-name="P107"><text:s text:c="4"/><text:span text:style-name="T39">&lt;/</text:span><text:span text:style-name="T33">activity</text:span><text:span text:style-name="T39">&gt;</text:span></text:p>
      <text:p text:style-name="P106">&lt;/<text:span text:style-name="T31">webtrekkConfiguration</text:span>&gt;</text:p>
      <text:p text:style-name="P98"/>
      <text:p text:style-name="P72"/>
      <text:p text:style-name="P43">Setzen Sie hier den Konfigurationsparameter <text:span text:style-name="T50">trackDomain</text:span> und <text:span text:style-name="T50">trackId</text:span> auf die Werte, welche Sie von Webtrekk erhalten haben.</text:p>
      <text:p text:style-name="P15"><text:span text:style-name="T1">Wenn Sie einen Wert setzen oder überschreiben wollen, geben sie als Namen den jeweiligen </text:span><text:span text:style-name="T8">Konfigurationsparameter</text:span><text:span text:style-name="T1"> an und setzen Sie den gewünschten </text:span><text:span text:style-name="T8">Wert</text:span><text:span text:style-name="T1">.</text:span></text:p>
      <text:h text:style-name="P120" text:outline-level="2"><text:bookmark-start text:name="__RefHeading__127_1264404402"/>Konfigurationsparameter<text:bookmark-end text:name="__RefHeading__127_1264404402"/></text:h>
      <text:h text:style-name="P128" text:outline-level="3"><text:bookmark-start text:name="__RefHeading__129_1264404402"/>trackDomain<text:bookmark-end text:name="__RefHeading__129_1264404402"/></text:h>
      <text:p text:style-name="P16"><text:span text:style-name="T8">Optional</text:span><text:span text:style-name="T1">: Nein</text:span></text:p>
      <text:p text:style-name="P16"><text:span text:style-name="T8">Wert</text:span><text:span text:style-name="T1">: muss eine gültige Webtrekk Tracking Domain enthalten</text:span></text:p>
      <text:p text:style-name="P16"><text:span text:style-name="T8">Beschreibung</text:span><text:span text:style-name="T1">:</text:span></text:p>
      <text:p text:style-name="P44">Die gesammelten Requests werden an diese Webtrekk Tracking Domain gesendet.</text:p>
      <text:h text:style-name="P128" text:outline-level="3"><text:bookmark-start text:name="__RefHeading__131_1264404402"/><text:soft-page-break/>trackId<text:bookmark-end text:name="__RefHeading__131_1264404402"/></text:h>
      <text:p text:style-name="P16"><text:span text:style-name="T8">Optional</text:span><text:span text:style-name="T1">: Nein</text:span></text:p>
      <text:p text:style-name="P16"><text:span text:style-name="T8">Wert</text:span><text:span text:style-name="T1">: muss eine gültige Webtrekk Tracking ID enthalten</text:span></text:p>
      <text:p text:style-name="P16"><text:span text:style-name="T8">Beschreibung</text:span><text:span text:style-name="T1">:</text:span></text:p>
      <text:p text:style-name="P44">Die Webtrekk Tracking ID, welche Ihnen zugewiesen wurde.</text:p>
      <text:h text:style-name="P129" text:outline-level="3">Version</text:h>
      <text:p text:style-name="P17"><text:span text:style-name="T8">Optional</text:span><text:span text:style-name="T1">: Nein</text:span></text:p>
      <text:p text:style-name="P17"><text:span text:style-name="T8">Wert</text:span><text:span text:style-name="T1">: muss eine</text:span><text:span text:style-name="T4">n gültigen Integer Wert enthalten</text:span></text:p>
      <text:p text:style-name="P17"><text:span text:style-name="T8">Beschreibung</text:span><text:span text:style-name="T1">:</text:span></text:p>
      <text:p text:style-name="P45"><text:span text:style-name="T50">Die Versionsnummer ist lediglich wichtig wenn Online Updates der Konfiguration genutzt werden. Hier wird dann jeweils die aktuellste Version genutzt</text:span>.</text:p>
      <text:h text:style-name="P129" text:outline-level="3">sampling</text:h>
      <text:p text:style-name="P17"><text:span text:style-name="T8">Optional</text:span><text:span text:style-name="T1">: </text:span><text:span text:style-name="T4">ja</text:span></text:p>
      <text:p text:style-name="P17"><text:span text:style-name="T8">Wert</text:span><text:span text:style-name="T1">: muss eine</text:span><text:span text:style-name="T4">n gültigen Integer Wert enthalten</text:span></text:p>
      <text:p text:style-name="P17"><text:span text:style-name="T8">Beschreibung</text:span><text:span text:style-name="T1">:</text:span></text:p>
      <text:p text:style-name="P46">Wenn nur ein Teil der Nutzerdaten ausgewertet werden soll, erfolgt dies Anhand des samplings. Der Parameter legt den Anteil der Nutzer fest welche erfasst werden. Ein Sampling von 10 bedeutet das jeder 10. Nutzer erfasst wird.</text:p>
      <text:h text:style-name="P129" text:outline-level="3">send_delay</text:h>
      <text:p text:style-name="P17"><text:span text:style-name="T8">Optional</text:span><text:span text:style-name="T1">: Nein</text:span></text:p>
      <text:p text:style-name="P17"><text:span text:style-name="T8">Wert</text:span><text:span text:style-name="T1">: muss eine</text:span><text:span text:style-name="T4">n gültigen Integer Wert enthalten</text:span></text:p>
      <text:p text:style-name="P17"><text:span text:style-name="T8">Beschreibung</text:span><text:span text:style-name="T1">:</text:span></text:p>
      <text:p text:style-name="P46">Gibt das Intervall an, in dem die Tracking Requests an den Webtrekk Server übertragen werden.</text:p>
      <text:h text:style-name="P129" text:outline-level="3">initial_send_delay</text:h>
      <text:p text:style-name="P17"><text:span text:style-name="T8">Optional</text:span><text:span text:style-name="T1">: Nein</text:span></text:p>
      <text:p text:style-name="P17"><text:span text:style-name="T8">Wert</text:span><text:span text:style-name="T1">: muss eine</text:span><text:span text:style-name="T4">n gültigen Integer Wert enthalten</text:span></text:p>
      <text:p text:style-name="P17"><text:span text:style-name="T8">Beschreibung</text:span><text:span text:style-name="T1">:</text:span></text:p>
      <text:p text:style-name="P46">Gibt die initiale Wartezeit an, nach der die ersten Tracking Requests an den Webtrekk Server übertragen werden.</text:p>
      <text:h text:style-name="P129" text:outline-level="3">max_requests</text:h>
      <text:p text:style-name="P17"><text:span text:style-name="T8">Optional</text:span><text:span text:style-name="T1">: Nein</text:span></text:p>
      <text:p text:style-name="P17"><text:soft-page-break/><text:span text:style-name="T8">Wert</text:span><text:span text:style-name="T1">: muss eine</text:span><text:span text:style-name="T4">n gültigen Integer Wert enthalten</text:span></text:p>
      <text:p text:style-name="P17"><text:span text:style-name="T8">Beschreibung</text:span><text:span text:style-name="T1">:</text:span></text:p>
      <text:p text:style-name="P46">Gibt die Maximale Anzahl der Requests an die auf dem Gerät zwischengespeichert werden.</text:p>
      <text:h text:style-name="P129" text:outline-level="3">auto_tracked</text:h>
      <text:p text:style-name="P17"><text:span text:style-name="T8">Optional</text:span><text:span text:style-name="T1">: </text:span><text:span text:style-name="T4">Ja</text:span></text:p>
      <text:p text:style-name="P17"><text:span text:style-name="T8">Wert</text:span><text:span text:style-name="T1">: </text:span><text:span text:style-name="T4">true/false</text:span></text:p>
      <text:p text:style-name="P17"><text:span text:style-name="T8">Beschreibung</text:span><text:span text:style-name="T1">:</text:span></text:p>
      <text:p text:style-name="P46">Wenn das automatische Tracking aktiviert ist wird das Starten und Stoppen von Aktivitäten automatisch erfasst.</text:p>
      <text:h text:style-name="P129" text:outline-level="3">trackingConfigurationUrl</text:h>
      <text:p text:style-name="P17"><text:span text:style-name="T8">Optional</text:span><text:span text:style-name="T1">: </text:span><text:span text:style-name="T4">Ja</text:span></text:p>
      <text:p text:style-name="P17"><text:span text:style-name="T8">Wert</text:span><text:span text:style-name="T1">: muss eine</text:span><text:span text:style-name="T4"> </text:span><text:span text:style-name="T5">gültige URL enthalten</text:span></text:p>
      <text:p text:style-name="P17"><text:span text:style-name="T8">Beschreibung</text:span><text:span text:style-name="T1">:</text:span></text:p>
      <text:p text:style-name="P47">Falls auto_tracked aktiviert ist, wird beim Start der getrackten App versucht von dieser URL eine neue XML Konfiguration zu laden, welche die aktuellen Parameter überschreibt. </text:p>
      <text:p text:style-name="P46"/>
      <text:p text:style-name="P46"/>
      <text:h text:style-name="P116" text:outline-level="1"><text:bookmark-start text:name="__RefHeading__133_1264404402"/>Tracking <text:span text:style-name="T16">Parameter</text:span><text:bookmark-end text:name="__RefHeading__133_1264404402"/></text:h>
      <text:p text:style-name="P18">Nachdem Sie das Tracking integriert und konfiguriert haben, können Sie mit dem Tracking beginnen. Der nachfolgende Abschnitt zeigt die verschiedenen Möglichkeiten des Tracking auf und wie diese implementiert werden können.</text:p>
      <text:p text:style-name="P1"><text:span text:style-name="T13">Das Tracken eines Ereignisses erfolgt immer über eine gültige Webtrekk Instanz und den Aufruf der track() Funktion wie nachfolgend gezeigt</text:span>:</text:p>
      <text:p text:style-name="P1"/>
      <text:p text:style-name="P99"><text:span text:style-name="T33">import </text:span><text:span text:style-name="T26">com.webtrekk.webbtrekksdk.TrackingParameter.</text:span><text:span text:style-name="T27">Parameter</text:span><text:span text:style-name="T26">;</text:span></text:p>
      <text:p text:style-name="P90"><text:span text:style-name="T31">import </text:span>com.webtrekk.webbtrekksdk.<text:span text:style-name="T28">TrackingParameter</text:span>;</text:p>
      <text:p text:style-name="P134">... <text:s text:c="2"/></text:p>
      <text:p text:style-name="P88"><text:span text:style-name="T31">public void </text:span>onButtonActionClicked(View view) {</text:p>
      <text:p text:style-name="P107"><text:s text:c="4"/><text:span text:style-name="T39">TrackingParameter tp = </text:span><text:span text:style-name="T33">new </text:span><text:span text:style-name="T39">TrackingParameter();</text:span></text:p>
      <text:p text:style-name="P107"><text:s text:c="4"/><text:span text:style-name="T39">tp.add(Parameter.</text:span><text:span text:style-name="T35">ACTION_NAME</text:span><text:span text:style-name="T39">, </text:span><text:span text:style-name="T44">"Action Button clicked"</text:span><text:span text:style-name="T39">);</text:span></text:p>
      <text:p text:style-name="P107"><text:s text:c="4"/><text:span text:style-name="T36">webtrekk</text:span><text:span text:style-name="T39">.track(tp);</text:span></text:p>
      <text:p text:style-name="P106">}</text:p>
      <text:p text:style-name="P71"/>
      <text:p text:style-name="P18"/>
      <text:p text:style-name="P18">In dem Beispiel wird ein neues <text:span text:style-name="T51">TrackingParameter</text:span> Objekt erzeugt, dann w<text:span text:style-name="T51">ird der </text:span>Trackingparameter <text:span text:style-name="T51">Parameter</text:span>.<text:span text:style-name="T51">ACTION_NAME</text:span> hinzugefügt und abschließend der Trackingrequest versendet.</text:p>
      <text:p text:style-name="P18"><text:soft-page-break/>Analog diesem Beispiel sind alle weiteren Trackingaufrufe aufgebaut. Sie bestehen immer aus den folgenden drei Schritten:</text:p>
      <text:list xml:id="list6387991726883762237" text:style-name="L2">
        <text:list-item>
          <text:p text:style-name="P111">Trackingparameter Objekt erstellen</text:p>
        </text:list-item>
        <text:list-item>
          <text:p text:style-name="P111">Trackingparameter hinzufügen</text:p>
        </text:list-item>
        <text:list-item>
          <text:p text:style-name="P111">Trackingrequest versenden</text:p>
        </text:list-item>
      </text:list>
      <text:h text:style-name="Heading_20_2" text:outline-level="2"><text:bookmark-start text:name="__RefHeading__135_1264404402"/><text:span text:style-name="T15">Übergabe von Tracking</text:span> Parameter<text:span text:style-name="T15">n</text:span><text:bookmark-end text:name="__RefHeading__135_1264404402"/></text:h>
      <text:p text:style-name="P22">Über die verschiedenen Tracking Parameter wird dem Webtrekk Tracking Server mitgeteilt wie die enthaltenen Werte verarbeitet werden sollen. Die folgende Liste zeigt eine Übersicht über die verfügbaren Tracking Parameter. </text:p>
      <text:p text:style-name="P22">Der Einsatz ist immer identisch zu folgendem Beispiel: </text:p>
      <text:p text:style-name="P89"><text:span text:style-name="T28">TrackingParameter</text:span> tp = <text:span text:style-name="T31">new </text:span><text:span text:style-name="T28">TrackingParameter</text:span>();</text:p>
      <text:p text:style-name="P106">tp.add(Parameter.<text:span text:style-name="T38">XXX</text:span>, <text:span text:style-name="T45">"</text:span><text:span text:style-name="T46">WERT</text:span><text:span text:style-name="T45">"</text:span>)</text:p>
      <text:p text:style-name="P2"/>
      <text:p text:style-name="P22">Sie übergeben den Tracking Parameter und entsprechend den Wert.</text:p>
      <text:h text:style-name="P121" text:outline-level="2"><text:bookmark-start text:name="__RefHeading__252_1264404402"/>Übergabe von individuellen Tracking Parametern<text:bookmark-end text:name="__RefHeading__252_1264404402"/></text:h>
      <text:p text:style-name="P29"><text:span text:style-name="T19">Die folgenden </text:span>Tracking Parameter können Sie im Webinterface individuell konfigurieren. </text:p>
      <text:p text:style-name="P30">PAGE, SESSION, ECOM, AD, ACTION, USER_CAT, PAGE_CAT, PRODUCT_CAT, MEDIA_CAT</text:p>
      <text:p text:style-name="P30">Deren genaue Bedeutung können Sie im Abschnitt 5.5 nachlesen. All diese Parameter erlauben es Ihnen in der Webtrekk Konfigurationsoberfläche eigene Parameter zu hinterlegen. </text:p>
      <text:p text:style-name="P30">Beispielsweise die Ecommerce Parameter. </text:p>
      <text:p text:style-name="P30">Im Webinterface konfigurieren sie die Parameter 1 = Colour, 2 = Size, ...</text:p>
      <text:p text:style-name="P30">Dann können sie auf einer Activity wie folgt die individuellen E-Commerce Parameter übergeben: </text:p>
      <text:p text:style-name="Preformatted_20_Text">tp.add(<text:span text:style-name="T51">Parameter</text:span>.ECOM, 1, <text:span text:style-name="T13">"</text:span><text:span text:style-name="T8">red</text:span><text:span text:style-name="T13">"</text:span>);</text:p>
      <text:p text:style-name="Preformatted_20_Text">tp.add(<text:span text:style-name="T51">Parameter</text:span>.ECOM, 2, <text:span text:style-name="T13">"</text:span><text:span text:style-name="T8">XXL</text:span><text:span text:style-name="T13">"</text:span>);</text:p>
      <text:p text:style-name="P30"/>
      <text:p text:style-name="P30">Zusätzlich zum Wert des Tracking-Parameters kommt also noch der von Ihnen im Webinterface definierte Index hinzu. <text:span text:style-name="T20">Der Aufruf der track() Funktion ist identisch. </text:span></text:p>
      <text:h text:style-name="P122" text:outline-level="2"><text:bookmark-start text:name="__RefHeading__142_1264404402"/>Automatisch erfasste Tracking Parameter<text:bookmark-end text:name="__RefHeading__142_1264404402"/></text:h>
      <text:p text:style-name="P22">Die folgenden Parameter werden von der Tracking Library automatisch erfasst und immer mit übertragen. </text:p>
      <text:h text:style-name="Heading_20_3" text:outline-level="3"><text:bookmark-start text:name="__RefHeading__162_1264404402"/><text:s/>SCREEN_RESOLUTION<text:bookmark-end text:name="__RefHeading__162_1264404402"/></text:h>
      <text:p text:style-name="P26">Erfasst die Auflösung des Gerätes.</text:p>
      <text:h text:style-name="Heading_20_3" text:outline-level="3"><text:bookmark-start text:name="__RefHeading__164_1264404402"/><text:soft-page-break/>SCREEN_DEPTH<text:bookmark-end text:name="__RefHeading__164_1264404402"/></text:h>
      <text:p text:style-name="P26">Farbtiefe des Gerätes.</text:p>
      <text:h text:style-name="P130" text:outline-level="3"><text:bookmark-start text:name="__RefHeading__166_1264404402"/>DEV_LANG<text:bookmark-end text:name="__RefHeading__166_1264404402"/></text:h>
      <text:p text:style-name="P26">Die Sprache des Gerätes.</text:p>
      <text:h text:style-name="P130" text:outline-level="3"><text:bookmark-start text:name="__RefHeading__168_1264404402"/>TIMEZONE<text:bookmark-end text:name="__RefHeading__168_1264404402"/></text:h>
      <text:p text:style-name="P26">Die Zeitzone des Gerätes. </text:p>
      <text:h text:style-name="Heading_20_3" text:outline-level="3"><text:bookmark-start text:name="__RefHeading__170_1264404402"/>OS_NAME("osname")<text:bookmark-end text:name="__RefHeading__170_1264404402"/></text:h>
      <text:p text:style-name="P26">Das Betriebssystem des Benutzers. </text:p>
      <text:h text:style-name="P131" text:outline-level="3"><text:bookmark-start text:name="__RefHeading__172_1264404402"/>OS_VERSION<text:bookmark-end text:name="__RefHeading__172_1264404402"/></text:h>
      <text:p text:style-name="P26">Die Version des Betriebssystems, z.B. 4.1</text:p>
      <text:h text:style-name="Heading_20_3" text:outline-level="3"><text:bookmark-start text:name="__RefHeading__174_1264404402"/>DEVICE<text:bookmark-end text:name="__RefHeading__174_1264404402"/></text:h>
      <text:p text:style-name="P26">Die Bezeichnung des Endgerätes z.B. Samsung Galaxy S5.</text:p>
      <text:h text:style-name="P131" text:outline-level="3"><text:bookmark-start text:name="__RefHeading__176_1264404402"/>TRACKING_LIB_VERSION<text:bookmark-end text:name="__RefHeading__176_1264404402"/></text:h>
      <text:p text:style-name="P26">Die Version der Tracking Library.</text:p>
      <text:h text:style-name="Heading_20_3" text:outline-level="3"><text:bookmark-start text:name="__RefHeading__178_1264404402"/><text:s/>APP_LANGUAGE<text:bookmark-end text:name="__RefHeading__178_1264404402"/></text:h>
      <text:p text:style-name="P26">Die Sprache der getrackten Anwendung.</text:p>
      <text:h text:style-name="Heading_20_3" text:outline-level="3"><text:bookmark-start text:name="__RefHeading__180_1264404402"/>EVERID<text:bookmark-end text:name="__RefHeading__180_1264404402"/></text:h>
      <text:p text:style-name="P26">Eine eindeutige ID des Benutzers welche zur Identifikation verwendet wird.</text:p>
      <text:h text:style-name="P131" text:outline-level="3"><text:bookmark-start text:name="__RefHeading__182_1264404402"/>ACTIVITY_NAME<text:bookmark-end text:name="__RefHeading__182_1264404402"/></text:h>
      <text:p text:style-name="P26">Der Name der Android Activity von der aus der aktuelle Tracking Request übermittelt wird.</text:p>
      <text:p text:style-name="P19"><text:s text:c="8"/></text:p>
      <text:h text:style-name="P122" text:outline-level="2"><text:bookmark-start text:name="__RefHeading__144_1264404402"/>Optionale automatisch erfasste Tracking Parameter<text:bookmark-end text:name="__RefHeading__144_1264404402"/></text:h>
      <text:p text:style-name="P23">Die folgenden Parameter werden auf Wunsch von der Tracking Library automatisch erfasst und versendet. Falls Sie einen dieser Werte nicht zu übertragen <text:span text:style-name="T17">w</text:span>ünschen, können <text:span text:style-name="T17">S</text:span>ie den entsprechenden Parameter auf false setzen in der XML Konfigurationsdatei.</text:p>
      <text:p text:style-name="P73"><text:s text:c="4"/>&lt;bool name="auto_track_app_update"&gt;true&lt;/bool&gt;</text:p>
      <text:p text:style-name="P73"><text:s text:c="4"/>&lt;bool name="auto_track_advertiserid"&gt;false&lt;/bool&gt;</text:p>
      <text:p text:style-name="P73"/>
      <text:p text:style-name="P23">Das Beispiel zeigt die entsprechende Konfiguration, um einen Parameter automatisiert zu erfassen, setzen sie den Wert auto_track_PARAMETER_NAME auf true. Analog dazu können Werte die Sie nicht benötigen auf false gesetzt werden. </text:p>
      <text:p text:style-name="P23"><text:soft-page-break/></text:p>
      <text:h text:style-name="Heading_20_3" text:outline-level="3"><text:bookmark-start text:name="__RefHeading__254_1264404402"/>APP_VERSION_NAME<text:bookmark-end text:name="__RefHeading__254_1264404402"/></text:h>
      <text:p text:style-name="P27">Überträgt den Namen der Android <text:span text:style-name="T51">App </text:span>Version z.B. 2.7.5.</text:p>
      <text:h text:style-name="Heading_20_3" text:outline-level="3"><text:bookmark-start text:name="__RefHeading__256_1264404402"/>IP<text:bookmark-end text:name="__RefHeading__256_1264404402"/></text:h>
      <text:p text:style-name="P27">Erfasst die IP-Addresse des Smartphones. Hier wird die lokale IP Addresse des WLAN Interfaces erfasst. Die Remote Addresse sehen sie im Request. <text:span text:style-name="T51">Über das setzen der IP ist es möglich den Nutzer zu anonymisieren, da dieser Wert serverseitig nicht ausgewertet wird, wenn ein eigener Wert gesetzt wurde.</text:span></text:p>
      <text:h text:style-name="Heading_20_3" text:outline-level="3"><text:bookmark-start text:name="__RefHeading__258_1264404402"/>API_LEVEL<text:bookmark-end text:name="__RefHeading__258_1264404402"/></text:h>
      <text:p text:style-name="P27">Erfasst das Android API-Level.</text:p>
      <text:h text:style-name="Heading_20_3" text:outline-level="3"><text:bookmark-start text:name="__RefHeading__260_1264404402"/>APP_FIRST_START<text:bookmark-end text:name="__RefHeading__260_1264404402"/></text:h>
      <text:p text:style-name="P27">Wenn APP_FIRST_START in der XML Konfiguration auf true gesetzt ist, wird beim ersten Starten der App auf einem Gerät ein Tracking Request versendet. </text:p>
      <text:h text:style-name="Heading_20_3" text:outline-level="3"><text:bookmark-start text:name="__RefHeading__262_1264404402"/>APP_VERSION_CODE<text:bookmark-end text:name="__RefHeading__262_1264404402"/></text:h>
      <text:p text:style-name="P27">Immer Wenn Sie eine neue Version ihrer App im Playstore veröffentlichen erhält diese eine eindeutige Integer Zahl zur Identifizierung. Diese ist aufsteigend und ermöglicht das erkennen von Updates.</text:p>
      <text:h text:style-name="Heading_20_3" text:outline-level="3"><text:bookmark-start text:name="__RefHeading__264_1264404402"/>APP_UPDATE<text:bookmark-end text:name="__RefHeading__264_1264404402"/></text:h>
      <text:p text:style-name="P27">Wenn APP_UPDATE Tracking auf true gesetzt ist, wird immer wenn der APP_VERSION_CODE Parameter erhöht ein entsprechender Tracking Request verschickt, ahand dessen Sie erkennen können das die App aktualisiert wurde.</text:p>
      <text:h text:style-name="Heading_20_3" text:outline-level="3"><text:bookmark-start text:name="__RefHeading__266_1264404402"/><text:span text:style-name="T14"><text:s/></text:span>APP_PREINSTALLED<text:bookmark-end text:name="__RefHeading__266_1264404402"/></text:h>
      <text:p text:style-name="P27">Erfasst ob die App bereits auf dem Gerät vorinstalliert war.</text:p>
      <text:h text:style-name="Heading_20_3" text:outline-level="3"><text:bookmark-start text:name="__RefHeading__268_1264404402"/><text:s/>PLAYSTORE_GNAME<text:bookmark-end text:name="__RefHeading__268_1264404402"/></text:h>
      <text:p text:style-name="P27">Erfasst den Vornamen des Benutzers des ersten Google Kontos eines Gerätes. Benötigt zusätzlich die Android Permissions „READ_PROFILE“.</text:p>
      <text:h text:style-name="Heading_20_3" text:outline-level="3"><text:bookmark-start text:name="__RefHeading__270_1264404402"/><text:s text:c="2"/>PLAYSTORE_SNAME<text:bookmark-end text:name="__RefHeading__270_1264404402"/></text:h>
      <text:p text:style-name="P27">Erfasst den Nachnamen des Benutzers des ersten Google Kontos eines Gerätes. Benötigt zusätzlich die Android Permissions „READ_PROFILE“.</text:p>
      <text:h text:style-name="Heading_20_3" text:outline-level="3"><text:bookmark-start text:name="__RefHeading__272_1264404402"/><text:s text:c="2"/>PLAYSTORE_MAIL<text:bookmark-end text:name="__RefHeading__272_1264404402"/></text:h>
      <text:p text:style-name="P20"><text:span text:style-name="T18">Erfasst die mit dem ersten Google Konto des Gerätes assozierte Email-Addresse. Benötigt zusätzlich die Android Permissions „READ_PROFILE“.</text:span> <text:s/></text:p>
      <text:h text:style-name="Heading_20_3" text:outline-level="3"><text:bookmark-start text:name="__RefHeading__274_1264404402"/><text:soft-page-break/>ADVERTISER_ID<text:bookmark-end text:name="__RefHeading__274_1264404402"/></text:h>
      <text:p text:style-name="P27">Die Advertiser ID ist eine eindeutige Benutzerkennung die Google über den Playstore an jeden Benutzer vergibt. Diese ermöglicht es Benutzer wiederzuerkennen auch über verschiedene Geräte hinweg, solange sie sich mit dem selben Google Account anmelden. Der Benutzer kann diese Advertiser ID zurücksetzen. Gemäßg den Playstore AGB ist dies die einzige für Werbung zulässige Methode um Benutzer zu identifizieren.</text:p>
      <text:h text:style-name="Heading_20_3" text:outline-level="3"><text:bookmark-start text:name="__RefHeading__276_1264404402"/><text:s text:c="2"/>ADVERTISER_OPTOUT<text:bookmark-end text:name="__RefHeading__276_1264404402"/></text:h>
      <text:p text:style-name="P27">Gibt dem Anwender der App die Möglichkeit keine Werbung zu sehen. </text:p>
      <text:h text:style-name="P122" text:outline-level="2"><text:bookmark-start text:name="__RefHeading__146_1264404402"/>Manuell erfassbare Tracking Parameter<text:bookmark-end text:name="__RefHeading__146_1264404402"/></text:h>
      <text:p text:style-name="P23">Die folgenden Parameter können zusätzlich manuell erfasst werden. <text:span text:style-name="T18">Dazu müssen sie wie im obigen Beispiel gezeigt dem TrackingParameter Objekt hinzugefügt werden.</text:span></text:p>
      <table:table table:name="manualparams" table:style-name="manualparams">
        <table:table-column table:style-name="manualparams.A"/>
        <table:table-column table:style-name="manualparams.B"/>
        <table:table-header-rows>
          <table:table-row>
            <table:table-cell table:style-name="manualparams.A1" office:value-type="string">
              <text:p text:style-name="P104">Parameter</text:p>
            </table:table-cell>
            <table:table-cell table:style-name="manualparams.B1" office:value-type="string">
              <text:p text:style-name="P104">Beschreibung</text:p>
            </table:table-cell>
          </table:table-row>
        </table:table-header-rows>
        <table:table-row>
          <table:table-cell table:style-name="manualparams.A2" office:value-type="string">
            <text:p text:style-name="P21">ACTIVITY_CATEGORY</text:p>
          </table:table-cell>
          <table:table-cell table:style-name="manualparams.B2" office:value-type="string">
            <text:p text:style-name="P64">Kategorie einer Aktivität</text:p>
          </table:table-cell>
        </table:table-row>
        <table:table-row>
          <table:table-cell table:style-name="manualparams.A2" office:value-type="string">
            <text:p text:style-name="P21">BIRTHDAY</text:p>
          </table:table-cell>
          <table:table-cell table:style-name="manualparams.B2" office:value-type="string">
            <text:p text:style-name="P64">Geburtstag</text:p>
          </table:table-cell>
        </table:table-row>
        <table:table-row>
          <table:table-cell table:style-name="manualparams.A2" office:value-type="string">
            <text:p text:style-name="P21">CAMPAIGN</text:p>
          </table:table-cell>
          <table:table-cell table:style-name="manualparams.B2" office:value-type="string">
            <text:p text:style-name="P64">Kampagne</text:p>
          </table:table-cell>
        </table:table-row>
        <table:table-row>
          <table:table-cell table:style-name="manualparams.A2" office:value-type="string">
            <text:p text:style-name="P21">CITY</text:p>
          </table:table-cell>
          <table:table-cell table:style-name="manualparams.B2" office:value-type="string">
            <text:p text:style-name="P64">Stadt</text:p>
          </table:table-cell>
        </table:table-row>
        <table:table-row>
          <table:table-cell table:style-name="manualparams.A2" office:value-type="string">
            <text:p text:style-name="P21">COUNTRY</text:p>
          </table:table-cell>
          <table:table-cell table:style-name="manualparams.B2" office:value-type="string">
            <text:p text:style-name="P64">Land</text:p>
          </table:table-cell>
        </table:table-row>
        <table:table-row>
          <table:table-cell table:style-name="manualparams.A2" office:value-type="string">
            <text:p text:style-name="P21">VOUCHER</text:p>
          </table:table-cell>
          <table:table-cell table:style-name="manualparams.B2" office:value-type="string">
            <text:p text:style-name="P64">Gutscheinwert</text:p>
          </table:table-cell>
        </table:table-row>
        <table:table-row>
          <table:table-cell table:style-name="manualparams.A2" office:value-type="string">
            <text:p text:style-name="P64">CURRENCY</text:p>
          </table:table-cell>
          <table:table-cell table:style-name="manualparams.B2" office:value-type="string">
            <text:p text:style-name="P64">Währung</text:p>
          </table:table-cell>
        </table:table-row>
        <table:table-row>
          <table:table-cell table:style-name="manualparams.A2" office:value-type="string">
            <text:p text:style-name="P64">CAMPAIGN_PARAMS</text:p>
          </table:table-cell>
          <table:table-cell table:style-name="manualparams.B2" office:value-type="string">
            <text:p text:style-name="P64">Kapagnen Parameter</text:p>
          </table:table-cell>
        </table:table-row>
        <table:table-row>
          <table:table-cell table:style-name="manualparams.A2" office:value-type="string">
            <text:p text:style-name="P21">CUSTOMER_<text:span text:style-name="T22">ID</text:span></text:p>
          </table:table-cell>
          <table:table-cell table:style-name="manualparams.B2" office:value-type="string">
            <text:p text:style-name="P64">Kundennummer</text:p>
          </table:table-cell>
        </table:table-row>
        <table:table-row>
          <table:table-cell table:style-name="manualparams.A2" office:value-type="string">
            <text:p text:style-name="P64">EMAIL</text:p>
          </table:table-cell>
          <table:table-cell table:style-name="manualparams.B2" office:value-type="string">
            <text:p text:style-name="P64">Email</text:p>
          </table:table-cell>
        </table:table-row>
        <table:table-row>
          <table:table-cell table:style-name="manualparams.A2" office:value-type="string">
            <text:p text:style-name="P21">EMAIL_RID</text:p>
          </table:table-cell>
          <table:table-cell table:style-name="manualparams.B2" office:value-type="string">
            <text:p text:style-name="Table_20_Contents"/>
          </table:table-cell>
        </table:table-row>
        <table:table-row>
          <table:table-cell table:style-name="manualparams.A2" office:value-type="string">
            <text:p text:style-name="P21">NEWSLETTER</text:p>
          </table:table-cell>
          <table:table-cell table:style-name="manualparams.B2" office:value-type="string">
            <text:p text:style-name="Table_20_Contents"/>
          </table:table-cell>
        </table:table-row>
        <table:table-row>
          <table:table-cell table:style-name="manualparams.A2" office:value-type="string">
            <text:p text:style-name="P21">GNAME</text:p>
          </table:table-cell>
          <table:table-cell table:style-name="manualparams.B2" office:value-type="string">
            <text:p text:style-name="Table_20_Contents"/>
          </table:table-cell>
        </table:table-row>
        <table:table-row>
          <table:table-cell table:style-name="manualparams.A2" office:value-type="string">
            <text:p text:style-name="P21">SNAME</text:p>
          </table:table-cell>
          <table:table-cell table:style-name="manualparams.B2" office:value-type="string">
            <text:p text:style-name="Table_20_Contents"/>
          </table:table-cell>
        </table:table-row>
        <table:table-row>
          <table:table-cell table:style-name="manualparams.A2" office:value-type="string">
            <text:p text:style-name="P21">SSL</text:p>
          </table:table-cell>
          <table:table-cell table:style-name="manualparams.B2" office:value-type="string">
            <text:p text:style-name="Table_20_Contents"/>
          </table:table-cell>
        </table:table-row>
        <table:table-row>
          <table:table-cell table:style-name="manualparams.A2" office:value-type="string">
            <text:p text:style-name="P21">GENDER</text:p>
          </table:table-cell>
          <table:table-cell table:style-name="manualparams.B2" office:value-type="string">
            <text:p text:style-name="Table_20_Contents"/>
          </table:table-cell>
        </table:table-row>
        <table:table-row>
          <table:table-cell table:style-name="manualparams.A2" office:value-type="string">
            <text:p text:style-name="P21">INTERN_SEARCH</text:p>
          </table:table-cell>
          <table:table-cell table:style-name="manualparams.B2" office:value-type="string">
            <text:p text:style-name="Table_20_Contents"/>
          </table:table-cell>
        </table:table-row>
        <table:table-row>
          <table:table-cell table:style-name="manualparams.A2" office:value-type="string">
            <text:p text:style-name="P21">ACTION_NAME</text:p>
          </table:table-cell>
          <table:table-cell table:style-name="manualparams.B2" office:value-type="string">
            <text:p text:style-name="Table_20_Contents"/>
          </table:table-cell>
        </table:table-row>
        <text:soft-page-break/>
        <table:table-row>
          <table:table-cell table:style-name="manualparams.A2" office:value-type="string">
            <text:p text:style-name="P21">ORDER_NUMBER</text:p>
          </table:table-cell>
          <table:table-cell table:style-name="manualparams.B2" office:value-type="string">
            <text:p text:style-name="Table_20_Contents"/>
          </table:table-cell>
        </table:table-row>
        <table:table-row>
          <table:table-cell table:style-name="manualparams.A2" office:value-type="string">
            <text:p text:style-name="P21">ORDER_TOTAL</text:p>
          </table:table-cell>
          <table:table-cell table:style-name="manualparams.B2" office:value-type="string">
            <text:p text:style-name="Table_20_Contents"/>
          </table:table-cell>
        </table:table-row>
        <table:table-row>
          <table:table-cell table:style-name="manualparams.A2" office:value-type="string">
            <text:p text:style-name="P21">ZIP</text:p>
          </table:table-cell>
          <table:table-cell table:style-name="manualparams.B2" office:value-type="string">
            <text:p text:style-name="Table_20_Contents"/>
          </table:table-cell>
        </table:table-row>
        <table:table-row>
          <table:table-cell table:style-name="manualparams.A2" office:value-type="string">
            <text:p text:style-name="P21">STREET</text:p>
          </table:table-cell>
          <table:table-cell table:style-name="manualparams.B2" office:value-type="string">
            <text:p text:style-name="Table_20_Contents"/>
          </table:table-cell>
        </table:table-row>
        <table:table-row>
          <table:table-cell table:style-name="manualparams.A2" office:value-type="string">
            <text:p text:style-name="P21">STREETNUMBER</text:p>
          </table:table-cell>
          <table:table-cell table:style-name="manualparams.B2" office:value-type="string">
            <text:p text:style-name="Table_20_Contents"/>
          </table:table-cell>
        </table:table-row>
        <table:table-row>
          <table:table-cell table:style-name="manualparams.A2" office:value-type="string">
            <text:p text:style-name="P21">PHONE</text:p>
          </table:table-cell>
          <table:table-cell table:style-name="manualparams.B2" office:value-type="string">
            <text:p text:style-name="Table_20_Contents"/>
          </table:table-cell>
        </table:table-row>
        <table:table-row>
          <table:table-cell table:style-name="manualparams.A2" office:value-type="string">
            <text:p text:style-name="P21">PRODUCT</text:p>
          </table:table-cell>
          <table:table-cell table:style-name="manualparams.B2" office:value-type="string">
            <text:p text:style-name="P64">Produkt</text:p>
          </table:table-cell>
        </table:table-row>
        <table:table-row>
          <table:table-cell table:style-name="manualparams.A2" office:value-type="string">
            <text:p text:style-name="P21">PRODUCT_COST</text:p>
          </table:table-cell>
          <table:table-cell table:style-name="manualparams.B2" office:value-type="string">
            <text:p text:style-name="P64">Produktpreis</text:p>
          </table:table-cell>
        </table:table-row>
        <table:table-row>
          <table:table-cell table:style-name="manualparams.A2" office:value-type="string">
            <text:p text:style-name="P21">PRODUCT_COUNT</text:p>
          </table:table-cell>
          <table:table-cell table:style-name="manualparams.B2" office:value-type="string">
            <text:p text:style-name="P64">Produktmenge</text:p>
          </table:table-cell>
        </table:table-row>
        <table:table-row>
          <table:table-cell table:style-name="manualparams.A2" office:value-type="string">
            <text:p text:style-name="P21">PRODUCT_STATUS</text:p>
          </table:table-cell>
          <table:table-cell table:style-name="manualparams.B2" office:value-type="string">
            <text:p text:style-name="P64">Produktstatus</text:p>
          </table:table-cell>
        </table:table-row>
        <table:table-row>
          <table:table-cell table:style-name="manualparams.A2" office:value-type="string">
            <text:p text:style-name="P21">USER_CATEGORY</text:p>
          </table:table-cell>
          <table:table-cell table:style-name="manualparams.B2" office:value-type="string">
            <text:p text:style-name="Table_20_Contents"/>
          </table:table-cell>
        </table:table-row>
        <table:table-row>
          <table:table-cell table:style-name="manualparams.A2" office:value-type="string">
            <text:p text:style-name="P21">IP_ADDRESS</text:p>
          </table:table-cell>
          <table:table-cell table:style-name="manualparams.B2" office:value-type="string">
            <text:p text:style-name="Table_20_Contents"/>
          </table:table-cell>
        </table:table-row>
        <table:table-row>
          <table:table-cell table:style-name="manualparams.A2" office:value-type="string">
            <text:p text:style-name="P21">TIMESTAMP</text:p>
          </table:table-cell>
          <table:table-cell table:style-name="manualparams.B2" office:value-type="string">
            <text:p text:style-name="Table_20_Contents"/>
          </table:table-cell>
        </table:table-row>
        <table:table-row>
          <table:table-cell table:style-name="manualparams.A2" office:value-type="string">
            <text:p text:style-name="P21">USERAGENT</text:p>
          </table:table-cell>
          <table:table-cell table:style-name="manualparams.B2" office:value-type="string">
            <text:p text:style-name="Table_20_Contents"/>
          </table:table-cell>
        </table:table-row>
        <table:table-row>
          <table:table-cell table:style-name="manualparams.A2" office:value-type="string">
            <text:p text:style-name="P21">ADVERTISEMENT</text:p>
          </table:table-cell>
          <table:table-cell table:style-name="manualparams.B2" office:value-type="string">
            <text:p text:style-name="Table_20_Contents"/>
          </table:table-cell>
        </table:table-row>
        <table:table-row>
          <table:table-cell table:style-name="manualparams.A2" office:value-type="string">
            <text:p text:style-name="P21">MEDIA_FILE</text:p>
          </table:table-cell>
          <table:table-cell table:style-name="manualparams.B2" office:value-type="string">
            <text:p text:style-name="P64">Mediendatei</text:p>
          </table:table-cell>
        </table:table-row>
        <table:table-row>
          <table:table-cell table:style-name="manualparams.A2" office:value-type="string">
            <text:p text:style-name="P38">MEDIA_ACTION</text:p>
          </table:table-cell>
          <table:table-cell table:style-name="manualparams.B2" office:value-type="string">
            <text:p text:style-name="P64">Aktion (play, pause, stop, pos, seek, eof)</text:p>
          </table:table-cell>
        </table:table-row>
        <table:table-row>
          <table:table-cell table:style-name="manualparams.A2" office:value-type="string">
            <text:p text:style-name="P21">MEDIA_POS</text:p>
          </table:table-cell>
          <table:table-cell table:style-name="manualparams.B2" office:value-type="string">
            <text:p text:style-name="P64">Position</text:p>
          </table:table-cell>
        </table:table-row>
        <table:table-row>
          <table:table-cell table:style-name="manualparams.A2" office:value-type="string">
            <text:p text:style-name="P21">MEDIA_LENGTH</text:p>
          </table:table-cell>
          <table:table-cell table:style-name="manualparams.B2" office:value-type="string">
            <text:p text:style-name="P64">Länge der Mediendatei</text:p>
          </table:table-cell>
        </table:table-row>
        <table:table-row>
          <table:table-cell table:style-name="manualparams.A2" office:value-type="string">
            <text:p text:style-name="P21">MEDIA_BANDWITH</text:p>
          </table:table-cell>
          <table:table-cell table:style-name="manualparams.B2" office:value-type="string">
            <text:p text:style-name="P64">Bandbreite der Mediendatei</text:p>
          </table:table-cell>
        </table:table-row>
        <table:table-row>
          <table:table-cell table:style-name="manualparams.A2" office:value-type="string">
            <text:p text:style-name="P21">MEDIA_VOLUME</text:p>
          </table:table-cell>
          <table:table-cell table:style-name="manualparams.B2" office:value-type="string">
            <text:p text:style-name="P64">Lautstärke</text:p>
          </table:table-cell>
        </table:table-row>
        <table:table-row>
          <table:table-cell table:style-name="manualparams.A2" office:value-type="string">
            <text:p text:style-name="P21">MEDIA_MUTED</text:p>
          </table:table-cell>
          <table:table-cell table:style-name="manualparams.B2" office:value-type="string">
            <text:p text:style-name="P64">Stummschaltung</text:p>
          </table:table-cell>
        </table:table-row>
        <table:table-row>
          <table:table-cell table:style-name="manualparams.A2" office:value-type="string">
            <text:p text:style-name="P21">MEDIA_TIMESTAMP</text:p>
          </table:table-cell>
          <table:table-cell table:style-name="manualparams.B2" office:value-type="string">
            <text:p text:style-name="P64">Zeitstempel für die Mediendatei, um Caching zu umgehen</text:p>
          </table:table-cell>
        </table:table-row>
      </table:table>
      <text:p text:style-name="P23"/>
      <text:p text:style-name="P38">Ergänzend zu den bisher gelisteten Parametern gibt es auch noch Parameter, die Sie im Webinterface individuell einstellen können. Details zur Implementierung dieser stehen im Abschnitt 6. </text:p>
      <text:p text:style-name="P38"/>
      <table:table table:name="Table1" table:style-name="Table1">
        <table:table-column table:style-name="Table1.A"/>
        <table:table-column table:style-name="Table1.B"/>
        <text:soft-page-break/>
        <table:table-row>
          <table:table-cell table:style-name="Table1.A1" office:value-type="string">
            <text:p text:style-name="P65">Parameter</text:p>
          </table:table-cell>
          <table:table-cell table:style-name="Table1.B1" office:value-type="string">
            <text:p text:style-name="P65">Beschreibung</text:p>
          </table:table-cell>
        </table:table-row>
        <table:table-row>
          <table:table-cell table:style-name="Table1.A2" office:value-type="string">
            <text:p text:style-name="P31">PAGE</text:p>
          </table:table-cell>
          <table:table-cell table:style-name="Table1.B2" office:value-type="string">
            <text:p text:style-name="P66">Seitenparameter</text:p>
          </table:table-cell>
        </table:table-row>
        <table:table-row>
          <table:table-cell table:style-name="Table1.A2" office:value-type="string">
            <text:p text:style-name="P32">SESSION</text:p>
          </table:table-cell>
          <table:table-cell table:style-name="Table1.B2" office:value-type="string">
            <text:p text:style-name="P66">Session Parameter</text:p>
          </table:table-cell>
        </table:table-row>
        <table:table-row>
          <table:table-cell table:style-name="Table1.A2" office:value-type="string">
            <text:p text:style-name="P32">ECOM</text:p>
          </table:table-cell>
          <table:table-cell table:style-name="Table1.B2" office:value-type="string">
            <text:p text:style-name="P66">Ecommerce Parameter</text:p>
          </table:table-cell>
        </table:table-row>
        <table:table-row>
          <table:table-cell table:style-name="Table1.A2" office:value-type="string">
            <text:p text:style-name="P32">AD</text:p>
          </table:table-cell>
          <table:table-cell table:style-name="Table1.B2" office:value-type="string">
            <text:p text:style-name="P66">Werbe Parameter</text:p>
          </table:table-cell>
        </table:table-row>
        <table:table-row>
          <table:table-cell table:style-name="Table1.A2" office:value-type="string">
            <text:p text:style-name="P32">ACTION</text:p>
          </table:table-cell>
          <table:table-cell table:style-name="Table1.B2" office:value-type="string">
            <text:p text:style-name="P66">Actions Parameter</text:p>
          </table:table-cell>
        </table:table-row>
        <table:table-row>
          <table:table-cell table:style-name="Table1.A2" office:value-type="string">
            <text:p text:style-name="P32">USER_CAT</text:p>
          </table:table-cell>
          <table:table-cell table:style-name="Table1.B2" office:value-type="string">
            <text:p text:style-name="P66">Benutzer Kategorien</text:p>
          </table:table-cell>
        </table:table-row>
        <table:table-row>
          <table:table-cell table:style-name="Table1.A2" office:value-type="string">
            <text:p text:style-name="P32">PAGE_CAT</text:p>
          </table:table-cell>
          <table:table-cell table:style-name="Table1.B2" office:value-type="string">
            <text:p text:style-name="P66">Seiten Kategorien</text:p>
          </table:table-cell>
        </table:table-row>
        <table:table-row>
          <table:table-cell table:style-name="Table1.A2" office:value-type="string">
            <text:p text:style-name="P32">PRODUCT_CAT</text:p>
          </table:table-cell>
          <table:table-cell table:style-name="Table1.B2" office:value-type="string">
            <text:p text:style-name="P66">Product Kategorien</text:p>
          </table:table-cell>
        </table:table-row>
      </table:table>
      <text:h text:style-name="P123" text:outline-level="2">Globale Tracking Parameter</text:h>
      <text:p text:style-name="P59">Neben den individuellen TrackingParametern die Sie je nach Aktivität setzen, gibt es auch die Möglichkeit globale Tracking Parameter zu setzen, welche für alle Requests innerhalb der getrackten App gelten.</text:p>
      <text:p text:style-name="P59">Dazu gibt es in der globalen Instanz der Webtrekk Klasse ein TrackingParameter Object, welches sie Abfragen und bearbeiten können. </text:p>
      <text:p text:style-name="P91"><text:span text:style-name="T29">TrackingParameter</text:span><text:span text:style-name="T52"> globalTrackingParameter = </text:span><text:span text:style-name="T28">webtrekk</text:span>.getGlobalTrackingParameter();</text:p>
      <text:p text:style-name="P106">globalTrackingParameter.add(Parameter.<text:span text:style-name="T37">ECOM</text:span>, <text:span text:style-name="T45">"1"</text:span>, <text:span text:style-name="T45">"GLOBALTEST"</text:span>);</text:p>
      <text:p text:style-name="P59">In dem gezeigten Beispiel wird dann für die gesamte Anwendung der ECOM Parameter „1“ mit GLOBALTEST belegt und entsprechend gesendet. Hier können Werte hinterlegt werden die Benutzerspezifisch sind oder aber sich nicht mit dem Wechseln der Aktivitäten ändern.</text:p>
      <text:h text:style-name="Heading_20_1" text:outline-level="1"><text:bookmark-start text:name="__RefHeading__137_1264404402"/>Tracking <text:span text:style-name="T16">Implementierung</text:span><text:bookmark-end text:name="__RefHeading__137_1264404402"/></text:h>
      <text:p text:style-name="P28">Wie auf einer Onlineplattform geht auch das App-Tracking davon aus, dass die Anwendung aus einzelnen Seiten(Activitys) besteht deren Nutzung erfasst werden soll. Die Tracking Implementierung ermöglicht Ihnen die Übergabe von Anwendungsinhalten wie z.B. Seiten oder E-Commerce-Werten. Die Inhalte werden als Page-Impression gewertet und erscheinen in der Webtrekkoberfläche in der Seitenanalyse.</text:p>
      <text:p text:style-name="P28">Die nachfolgenden Beispiele gehen jeweils davon aus das sie bereits ein gültige Instanz der <text:span text:style-name="T10">Webtrekk</text:span> Klasse erzeugt haben mit dem Namen „<text:span text:style-name="T53">webtrekk</text:span><text:span text:style-name="T8">“</text:span>. Dies kann beispielsweise in der onCreate Methode einer Activity erfolgen, oder aber in den individuellen Methoden einer Activity/Java Klasse.</text:p>
      <text:h text:style-name="Heading_20_2" text:outline-level="2"><text:bookmark-start text:name="__RefHeading__148_1264404402"/>Tracking des Aufrufs einer Activitys<text:bookmark-end text:name="__RefHeading__148_1264404402"/></text:h>
      <text:p text:style-name="P28">Das einfachste Beispiel ist es, zu Tracken wenn eine Activity ausgeführt wird. </text:p>
      <text:p text:style-name="P69"><text:s text:c="8"/><text:span text:style-name="T53">webtrekk</text:span>.track();</text:p>
      <text:p text:style-name="P69"><text:soft-page-break/></text:p>
      <text:p text:style-name="P28">Mit diesem Aufruf werden alle oben erläuterten automatisch erfassbaren Parameter übertragen inklusive des Names der aktuellen Aktivität.</text:p>
      <text:p text:style-name="P33">Den vollständigen Beispielcode finden sie in der Demo in der PageExampleActivity.</text:p>
      <text:p text:style-name="P33"/>
      <text:h text:style-name="P124" text:outline-level="2"><text:bookmark-start text:name="__RefHeading__278_1264404402"/>Tracking von Aktionen<text:bookmark-end text:name="__RefHeading__278_1264404402"/></text:h>
      <text:p text:style-name="P34">Mit dem Aktions-Tracking können Sie Ereignisse in der App wie zum Beispiel Klicks auf Buttons oder Auswählen von Checkboxen verfolgen.</text:p>
      <text:p text:style-name="P34">Die Auflistung der gemessenen Aktionen erfolgt im Tool unter „Navigation &gt; Aktionen“.</text:p>
      <text:p text:style-name="P34">Anders als beim Erfassen von Standard-Webseiten, kann Webtrekk nicht automatisch erkennen auf welcher Seite ein Klick stattgefunden hat. Deshalb <text:span text:style-name="T53">muss</text:span> beim mobilen Aktionstracking immer <text:span text:style-name="T53">der</text:span> Aktions<text:span text:style-name="T53">name</text:span> angegeben werden.</text:p>
      <text:p text:style-name="P35">Beispiel: </text:p>
      <text:p text:style-name="P92"><text:span text:style-name="T31">public void </text:span>onButtonActionClicked(View view) {</text:p>
      <text:p text:style-name="P107"><text:s text:c="4"/><text:span text:style-name="T39">TrackingParameter tp = </text:span><text:span text:style-name="T33">new </text:span><text:span text:style-name="T39">TrackingParameter();</text:span></text:p>
      <text:p text:style-name="P107"><text:s text:c="4"/><text:span text:style-name="T39">tp.add(Parameter.</text:span><text:span text:style-name="T35">ACTION_NAME</text:span><text:span text:style-name="T39">, </text:span><text:span text:style-name="T44">"Action Button clicked"</text:span><text:span text:style-name="T39">);</text:span></text:p>
      <text:p text:style-name="P107"><text:s text:c="4"/><text:span text:style-name="T36">webtrekk</text:span><text:span text:style-name="T39">.track(tp);</text:span></text:p>
      <text:p text:style-name="P106">}</text:p>
      <text:p text:style-name="P75"/>
      <text:p text:style-name="P36">Aktionsparameter müssen in der Konfiguration (Konfiguration &gt; Eigene Parameter &gt; Aktionsparameter) eingerichtet werden, bevor sie erfasst werden. Bei der Einrichtung wird u.a. die ID und der Datentyp (Text/Zahl) je Parameter festgelegt.</text:p>
      <text:p text:style-name="P36">Analog zum Seiten-Tracking können Sie bei jedem Request weitere Parameter wie z.B. Platzierung oder Farbe eine Buttons anhängen.</text:p>
      <text:p text:style-name="P36">Beispiel:</text:p>
      <text:p text:style-name="P92"><text:span text:style-name="T31">public void </text:span>onButtonActionParamsClicked(View view) {</text:p>
      <text:p text:style-name="P107"><text:s text:c="4"/><text:span text:style-name="T39">TrackingParameter tp = </text:span><text:span text:style-name="T33">new </text:span><text:span text:style-name="T39">TrackingParameter();</text:span></text:p>
      <text:p text:style-name="P107"><text:s text:c="4"/><text:span text:style-name="T39">tp.add(Parameter.</text:span><text:span text:style-name="T35">ACTION</text:span><text:span text:style-name="T39">, </text:span><text:span text:style-name="T44">"Action Button clicked"</text:span><text:span text:style-name="T39">)</text:span></text:p>
      <text:p text:style-name="P107"><text:s text:c="12"/><text:span text:style-name="T39">.add(Parameter.</text:span><text:span text:style-name="T35">ACTION</text:span><text:span text:style-name="T39">,</text:span><text:span text:style-name="T44">"1"</text:span><text:span text:style-name="T39">, </text:span><text:span text:style-name="T44">"grey"</text:span><text:span text:style-name="T39">)</text:span></text:p>
      <text:p text:style-name="P107"><text:s text:c="12"/><text:span text:style-name="T39">.add(Parameter.</text:span><text:span text:style-name="T35">ACTION</text:span><text:span text:style-name="T39">,</text:span><text:span text:style-name="T44">"2"</text:span><text:span text:style-name="T39">, </text:span><text:span text:style-name="T44">"pos3"</text:span><text:span text:style-name="T39">);</text:span></text:p>
      <text:p text:style-name="P105"><text:span text:style-name="T25"><text:s text:c="4"/></text:span><text:span text:style-name="T36">webtrekk</text:span><text:span text:style-name="T26">.track(tp);</text:span></text:p>
      <text:p text:style-name="P106">...</text:p>
      <text:p text:style-name="P74"/>
      <text:h text:style-name="P121" text:outline-level="2"><text:bookmark-start text:name="__RefHeading__280_1264404402"/>Contentgruppen (Seitenkategorien)<text:bookmark-end text:name="__RefHeading__280_1264404402"/></text:h>
      <text:p text:style-name="P29">Mit Contentgruppen können Seiten zusammengefasst und somit Bereiche Ihrer App gebildet werden.</text:p>
      <text:p text:style-name="P29">Contentgruppen können als Text oder Zahl erfasst werden. Der Datentyp „Text“ kann dabei auch zur Abbildung der Hierarchie der App dienen. Contentgruppen vom Datentyp „Zahl“ können verwendet werden, um jeden Aufruf einer Seite mit dem für sie hinterlegten Zahlwert zu bewerten.</text:p>
      <text:p text:style-name="P29"><text:soft-page-break/>Contentgruppen müssen im Webtrekk Tool konfiguriert werden, damit sie gemessen werden. Die Konfiguration erfolgt unter „Konfiguration &gt; Kategorisierung &gt; Contentgruppen“. Bei der Einrichtung wird u.a. die ID und der Datentyp (Text/Zahl) je Contentgruppe festgelegt.</text:p>
      <text:p text:style-name="P29">Contentgruppen können mit der Tracking Library übergeben werden, oder durch einen Import per Excel oder SOAP-Schnittstelle.</text:p>
      <text:p text:style-name="P29">Die Auflistung der gemessenen Contentgruppen vom Datentyp „Text“ erfolgt im Webtrekk Tool unter „Navigation &gt; Contentgruppen“. Contentgruppen vom Datentyp „Zahl“ stehen als Metrik in den Analysen zur Verfügung.</text:p>
      <text:p text:style-name="P37">Beispiel:</text:p>
      <text:p text:style-name="P93"><text:span text:style-name="T31">public void </text:span>onCheckboxActionClicked(View view) {</text:p>
      <text:p text:style-name="P107"><text:s text:c="4"/><text:span text:style-name="T39">TrackingParameter tp = </text:span><text:span text:style-name="T33">new </text:span><text:span text:style-name="T39">TrackingParameter();</text:span></text:p>
      <text:p text:style-name="P107"><text:s text:c="4"/><text:span text:style-name="T39">tp.add(Parameter.</text:span><text:span text:style-name="T35">PAGE_CAT</text:span><text:span text:style-name="T39">, </text:span><text:span text:style-name="T44">"1"</text:span><text:span text:style-name="T39">, </text:span><text:span text:style-name="T44">"Herren"</text:span><text:span text:style-name="T39">)</text:span></text:p>
      <text:p text:style-name="P107"><text:s text:c="12"/><text:span text:style-name="T39">.add(Parameter.</text:span><text:span text:style-name="T35">ACTION</text:span><text:span text:style-name="T39">, </text:span><text:span text:style-name="T44">"2"</text:span><text:span text:style-name="T39">, </text:span><text:span text:style-name="T44">"Schuhe"</text:span><text:span text:style-name="T39">)</text:span></text:p>
      <text:p text:style-name="P107"><text:s text:c="12"/><text:span text:style-name="T39">.add(Parameter.</text:span><text:span text:style-name="T35">ACTION</text:span><text:span text:style-name="T39">, </text:span><text:span text:style-name="T44">"3"</text:span><text:span text:style-name="T39">, </text:span><text:span text:style-name="T44">"Sportschuhe"</text:span><text:span text:style-name="T39">);</text:span></text:p>
      <text:p text:style-name="P107"><text:s text:c="4"/><text:span text:style-name="T36">webtrekk</text:span><text:span text:style-name="T39">.track(tp);</text:span></text:p>
      <text:p text:style-name="P106">}</text:p>
      <text:p text:style-name="P76"/>
      <text:p text:style-name="P76"/>
      <text:p text:style-name="P37">Contentgruppen-Parameter dürfen die Länge von 255 Zeichen nicht überschreiten. Alle weiteren Zeichen werden gelöscht.</text:p>
      <text:p text:style-name="P37">Contentgruppen werden einmalig einer Seite zugeordnet. Wird eine Seite zusammen mit einer Contentgruppe gemessen, werden alle folgenden Aufrufe dieser Seite auch dieser Contentgruppe zugeordnet. Bei der Übergabe der Contentgruppe mit der Tracking Library wird entsprechend nur der initiale Aufruf einer Seite (ContentID) beachtet. Folglich empfiehlt Webtrekk bei der Pixeleinbindung ContentIDs und Contentgruppen zeitgleich zu implementieren.</text:p>
      <text:p text:style-name="P25"/>
      <text:h text:style-name="Heading_20_2" text:outline-level="2"><text:bookmark-start text:name="__RefHeading__150_1264404402"/>Tracking von <text:span text:style-name="T21">Seitenparametern (Eigene Parameter)</text:span><text:bookmark-end text:name="__RefHeading__150_1264404402"/></text:h>
      <text:p text:style-name="P37">Mit "Eigenen Parametern" (paketabhängig) können Sie die Analysedaten mit Ihren App spezifischen Informationen bzw. Metriken anreichern.</text:p>
      <text:p text:style-name="P37">Seitenparameter müssen in der Konfiguration (Konfiguration &gt; Eigene Parameter &gt; Seitenparameter) eingerichtet werden, bevor sie erfasst werden. Bei der Einrichtung wird u.a. die ID und der Datentyp (Text/Zahl) je Parameter festgelegt.</text:p>
      <text:p text:style-name="P37">Seitenparameter beziehen sich auf eine einzelne Seite und werden dieser direkt zugeordnet. Im Gegensatz zur Contentgruppe muss dabei der Bezug zwischen der Seite und dem Seitenparameter nicht eindeutig sein. Damit können Sie den Aufruf einer Seite spezifizieren, z.B. durch Angabe der Variante oder einen Zahlwert.</text:p>
      <text:p text:style-name="P37">Die Auflistung der gemessenen Seitenparameter vom Datentyp „Text“ erfolgt im Webtrekk Tool unter „Navigation &gt; Seitenparameter“. Seitenparameter vom Typ „Zahl“ stehen als Metrik in den Analysen zur Verfügung.</text:p>
      <text:p text:style-name="P37">Beispiel:</text:p>
      <text:p text:style-name="P93"><text:soft-page-break/>TrackingParameter tp_pageparams = <text:span text:style-name="T31">new </text:span>TrackingParameter();</text:p>
      <text:p text:style-name="P108">tp_pageparams.add(Parameter.<text:span text:style-name="T37">PAGE</text:span>, <text:span text:style-name="T45">"1"</text:span>, <text:span text:style-name="T45">"green"</text:span>)</text:p>
      <text:p text:style-name="P107"><text:s text:c="8"/><text:span text:style-name="T39">.add(Parameter.</text:span><text:span text:style-name="T35">PAGE</text:span><text:span text:style-name="T39">, </text:span><text:span text:style-name="T44">"2"</text:span><text:span text:style-name="T39">, </text:span><text:span text:style-name="T44">"4"</text:span><text:span text:style-name="T39">)</text:span></text:p>
      <text:p text:style-name="P107"><text:s text:c="8"/><text:span text:style-name="T39">.add(Parameter.</text:span><text:span text:style-name="T35">PAGE</text:span><text:span text:style-name="T39">, </text:span><text:span text:style-name="T44">"3"</text:span><text:span text:style-name="T39">, </text:span><text:span text:style-name="T44">"234"</text:span><text:span text:style-name="T39">);</text:span></text:p>
      <text:p text:style-name="P106"><text:span text:style-name="T34">webtrekk</text:span>.track(tp_pageparams);</text:p>
      <text:p text:style-name="P76"/>
      <text:p text:style-name="P37"/>
      <text:h text:style-name="P125" text:outline-level="2"><text:bookmark-start text:name="__RefHeading__282_1264404402"/>Produkterfassung<text:bookmark-end text:name="__RefHeading__282_1264404402"/></text:h>
      <text:p text:style-name="P39">Die folgenden Parameter dienen der detaillierten Messung von Produkten. Die Produkte können an Webtrekk übermittelt werden, wenn ein Produkt angesehen, in den Warenkorb gelegt oder wenn der Warenkorb gekauft wurde. Die Auflistung der gemessenen Produkte erfolgt im Webtrekk Tool unter „E-Commerce &gt; Produkte“. Nutzen Sie bitte keine Tausendertrennzeichen in den Preisangaben.</text:p>
      <text:h text:style-name="Heading_20_3" text:outline-level="3"><text:bookmark-start text:name="__RefHeading__284_1264404402"/>Produktname<text:bookmark-end text:name="__RefHeading__284_1264404402"/></text:h>
      <text:p text:style-name="P39">Speichert die Produkte, die in den Warenkorb gelegt wurden. Wenn mehrere Produkte im Warenkorb liegen,werden diese jeweils mit einem Semikolon getrennt. Dieser Parameter muss zwingend ausgefüllt werden, wenn Produkte gemessen werden sollen. Alle weiteren Parameter sind für die Produktmessung optional. Jedes Einzelprodukt darf nicht mehr als 110 Zeichen enthalten.</text:p>
      <text:h text:style-name="Heading_20_3" text:outline-level="3"><text:bookmark-start text:name="__RefHeading__286_1264404402"/>Produktanzahl (optional)<text:bookmark-end text:name="__RefHeading__286_1264404402"/></text:h>
      <text:p text:style-name="P39">Enthält die Produktanzahl. Wenn mehrere Produkte übertragen werden, werden diese jeweils mit einem Semikolon getrennt. Der Standardwert ist „1“.</text:p>
      <text:h text:style-name="Heading_20_3" text:outline-level="3"><text:bookmark-start text:name="__RefHeading__288_1264404402"/>Produktpreis (optional)<text:bookmark-end text:name="__RefHeading__288_1264404402"/></text:h>
      <text:p text:style-name="P39">Enthält den Produktpreis („0“-Preise sind zulässig). Wenn Sie ein Produkt mehrfach übergeben (Produktanzahl größer 1), nutzen Sie den Gesamtpreis, nicht den Einzelpreis. Wenn mehrere Preise übertragen werden, werden diese jeweils mit einem Semikolon getrennt. Der Standardwert ist „0“.</text:p>
      <text:h text:style-name="Heading_20_3" text:outline-level="3"><text:bookmark-start text:name="__RefHeading__290_1264404402"/>Währungscode (optional)<text:bookmark-end text:name="__RefHeading__290_1264404402"/></text:h>
      <text:p text:style-name="P39">Enthält den Währungscode eines Produktes oder einer Bestellung, dabei muss der Wert nach ISO-Standard an das Webtrekk Pixel übergeben werden. Werden auf einer Seite mehrere Produkte übermittelt (z.B. auf der Bestellbestätigungsseite, wenn mehr als 1 Produkt gekauft wurde) gilt für alle Produkte nur 1 Währung. <text:s/>Dementsprechend muss der Wert auch nur einmal gesetzt werden.</text:p>
      <text:p text:style-name="P39">Hinweis: Die Übergabe der Währung dient lediglich der Währungsumrechnung. D.h. ggf. wird in die im Webtrekk-Frontend hinterlegte Währung (Konfiguration -&gt; Systemkonfiguration: Account) umgerechnet. Dort wird immer nur eine Währung ausgewiesen.</text:p>
      <text:h text:style-name="Heading_20_3" text:outline-level="3"><text:bookmark-start text:name="__RefHeading__292_1264404402"/>Warenkorbstatus (optional)<text:bookmark-end text:name="__RefHeading__292_1264404402"/></text:h>
      <text:p text:style-name="P39">Enthält den Status des Warenkorbs. Wird ein Produkt angesehen (z.B. auf einer Produktdetailansicht), lautet der Status „view“. Dieser Status sollte immer dann gesetzt werden, wenn das Produkt in den Warenkorb gelegt werden kann.</text:p>
      <text:p text:style-name="P39">Wenn ein Produkt in den Warenkorb gelegt wurde, lautet der Status „add“. Wurde der Warenkorb <text:soft-page-break/>gekauft, wird der Status „conf“ übergeben. Wird bei Tracking eines Produktes kein Status übergeben, wird der Standardwert „view“, also eine Produktansicht, angenommen.</text:p>
      <text:h text:style-name="Heading_20_3" text:outline-level="3"><text:bookmark-start text:name="__RefHeading__294_1264404402"/>Gutscheinwert (optional)<text:bookmark-end text:name="__RefHeading__294_1264404402"/></text:h>
      <text:p text:style-name="P39">Enthält den Wert eines Gutscheins. Nutzen Sie diesen Parameter, wenn der Kunde eine Bestellung mit einem Gutschein tätigt.</text:p>
      <text:h text:style-name="Heading_20_3" text:outline-level="3"><text:bookmark-start text:name="__RefHeading__296_1264404402"/>Produktkategorien (optional)<text:bookmark-end text:name="__RefHeading__296_1264404402"/></text:h>
      <text:p text:style-name="P39">Mit Produktkategorien können Produkte zusammengefasst werden. Der Bezug zwischen Produkt und Produktkategorie muss eindeutig sein. Es ist also z.B. nicht möglich, dass das Produkt „Schuhe“ einmal der Produktkategorie „Damen“ und einmal der Produktkategorie „Sale“ zugeordnet wird. Solche nicht eindeutigen Beziehungen lassen sich über E-Commerce-Parameter abbilden. Produktkategorien vom Datentyp „Zahl“ können verwendet werden, um jeden Aufruf eines Produktes mit dem hinterlegten Zahlwert zu bewerten. Produktkategorien müssen im Webtrekk Tool konfiguriert sein, damit Webtrekk diese Information misst. Die Konfiguration erfolgt unter „Konfiguration &gt; Kategorisierung &gt; Produktkategorien“. Jede Produktkategorie darf nicht mehr als 110 Zeichen enthalten. Bis auf den Parameter „Warenkorbstatus“ müssen alle anderen Parameter die gleiche Anzahl von Objekten enthalten, z.B. 2 Produkte, 2 Produktpreise, 2 Kategorien, usw.</text:p>
      <text:p text:style-name="P39">Die Auflistung der gemessenen Produktkategorien vom Datentyp „Text“ erfolgt im Webtrekk Tool unter „E-Commerce &gt; Produktkategorien“. Produktkategorien vom Datenyp „Zahl“ stehen als Metrik in den Analysen zur Verfügung.</text:p>
      <text:p text:style-name="P39">Produktkategorien werden einmalig einem Produkt zugeordnet. Wird ein Produkt zusammen mit</text:p>
      <text:p text:style-name="P39">einer Kategorie gemessen, werden alle Produkte auch dieser Kategorie zugeordnet. Wenn vor dem</text:p>
      <text:p text:style-name="P39">Kauf eines Produktes zwingend der Produktstatus „view“ aufgerufen werden muss, reicht es daher,</text:p>
      <text:p text:style-name="P39">wenn Produktkategorien nur dort übergeben werden.</text:p>
      <text:h text:style-name="P132" text:outline-level="3"><text:bookmark-start text:name="__RefHeading__298_1264404402"/>Beispiel<text:bookmark-end text:name="__RefHeading__298_1264404402"/></text:h>
      <text:p text:style-name="P40">Den Beispielcode finden Sie in unserer Tracking Demo App in der ShopExampleActivity.</text:p>
      <text:p text:style-name="P94"><text:span text:style-name="T34">tp </text:span>= <text:span text:style-name="T31">new </text:span>TrackingParameter();</text:p>
      <text:p text:style-name="P108"><text:span text:style-name="T34">tp</text:span>.add(Parameter.<text:span text:style-name="T37">PRODUCT</text:span>, <text:span text:style-name="T45">"Brauner Herrenschuh Leder: Mike"</text:span>)</text:p>
      <text:p text:style-name="P107"><text:s text:c="8"/><text:span text:style-name="T39">.add(Parameter.</text:span><text:span text:style-name="T35">PRODUCT_CAT</text:span><text:span text:style-name="T39">, </text:span><text:span text:style-name="T44">"1"</text:span><text:span text:style-name="T39">, </text:span><text:span text:style-name="T44">"Herren"</text:span><text:span text:style-name="T39">)</text:span></text:p>
      <text:p text:style-name="P107"><text:s text:c="8"/><text:span text:style-name="T39">.add(Parameter.</text:span><text:span text:style-name="T35">PRODUCT_CAT</text:span><text:span text:style-name="T39">, </text:span><text:span text:style-name="T44">"2"</text:span><text:span text:style-name="T39">, </text:span><text:span text:style-name="T44">"Schuhe"</text:span><text:span text:style-name="T39">)</text:span></text:p>
      <text:p text:style-name="P107"><text:s text:c="8"/><text:span text:style-name="T39">.add(Parameter.</text:span><text:span text:style-name="T35">PRODUCT_CAT</text:span><text:span text:style-name="T39">, </text:span><text:span text:style-name="T44">"3"</text:span><text:span text:style-name="T39">, </text:span><text:span text:style-name="T44">"Leder"</text:span><text:span text:style-name="T39">)</text:span></text:p>
      <text:p text:style-name="P107"><text:s text:c="8"/><text:span text:style-name="T39">.add(Parameter.</text:span><text:span text:style-name="T35">PRODUCT_COUNT</text:span><text:span text:style-name="T39">, </text:span><text:span text:style-name="T44">"1"</text:span><text:span text:style-name="T39">)</text:span></text:p>
      <text:p text:style-name="P107"><text:s text:c="8"/><text:span text:style-name="T39">.add(Parameter.</text:span><text:span text:style-name="T35">PRODUCT_COST</text:span><text:span text:style-name="T39">, </text:span><text:span text:style-name="T44">"99,95"</text:span><text:span text:style-name="T39">)</text:span></text:p>
      <text:p text:style-name="P107"><text:s text:c="8"/><text:span text:style-name="T39">.add(Parameter.</text:span><text:span text:style-name="T35">PRODUCT_STATUS</text:span><text:span text:style-name="T39">, </text:span><text:span text:style-name="T44">"view"</text:span><text:span text:style-name="T39">)</text:span></text:p>
      <text:p text:style-name="P107"><text:s text:c="8"/><text:span text:style-name="T39">.add(Parameter.</text:span><text:span text:style-name="T35">CURRENCY</text:span><text:span text:style-name="T39">, </text:span><text:span text:style-name="T44">"EUR"</text:span><text:span text:style-name="T39">);</text:span></text:p>
      <text:p text:style-name="P106"><text:span text:style-name="T34">webtrekk</text:span>.track(<text:span text:style-name="T34">tp</text:span>);</text:p>
      <text:p text:style-name="P77"/>
      <text:p text:style-name="P77"/>
      <text:p text:style-name="P41">Wenn Sie das Tracking<text:span text:style-name="T53">Parameter</text:span> Objekt tp in den Scope der Klasse legen, brauchen Sie wenn der Kunden dann das Objekt mit dem ButtonOrder Klick kauft nur die geänderten Parameter <text:soft-page-break/>übergeben.</text:p>
      <text:p text:style-name="P41">Beispiel:</text:p>
      <text:p text:style-name="P95"><text:span text:style-name="T31">public void </text:span>onButtonOrderClicked(View view) {</text:p>
      <text:p text:style-name="P107"><text:s text:c="4"/><text:span text:style-name="T36">tp</text:span><text:span text:style-name="T39">.add(Parameter.</text:span><text:span text:style-name="T35">PRODUCT_STATUS</text:span><text:span text:style-name="T39">, </text:span><text:span text:style-name="T44">"add"</text:span><text:span text:style-name="T39">)</text:span></text:p>
      <text:p text:style-name="P107"><text:s text:c="4"/><text:span text:style-name="T39">.add(Parameter.</text:span><text:span text:style-name="T35">ACTION_NAME</text:span><text:span text:style-name="T39">, </text:span><text:span text:style-name="T44">"orderButton"</text:span><text:span text:style-name="T39">);</text:span></text:p>
      <text:p text:style-name="P107"><text:s text:c="4"/><text:span text:style-name="T36">webtrekk</text:span><text:span text:style-name="T39">.track(</text:span><text:span text:style-name="T36">tp</text:span><text:span text:style-name="T39">);</text:span></text:p>
      <text:p text:style-name="P106">}</text:p>
      <text:p text:style-name="P78"/>
      <text:p text:style-name="P78"/>
      <text:h text:style-name="Heading_20_2" text:outline-level="2"><text:bookmark-start text:name="__RefHeading__152_1264404402"/>Media Tracking und Arbeit mit Scopes<text:bookmark-end text:name="__RefHeading__152_1264404402"/></text:h>
      <text:p text:style-name="P54">Webtrekk bietet Ihnen die Möglichkeit, die Mediennutzung in Ihrer App zu erfassen. Das Tracking erfolgt analog zu den bisher gezeigten Beispielen. </text:p>
      <text:p text:style-name="P54">In der Beispiel App sehen Sie eine konkrete Implementierung der hier besprochenen Punkte. </text:p>
      <text:p text:style-name="P54">Um eine Media Datei zu tracken, richten Sie zunächst die entsprechenden TrackingParams ein, dort können Sie den Dateinamen, die Länge, die Bandbreite und weitere Details konfigurieren. </text:p>
      <text:p text:style-name="P54">Beispielcode:</text:p>
      <text:p text:style-name="P84"><text:s text:c="8"/>tp = new TrackingParams();</text:p>
      <text:p text:style-name="P84"><text:s text:c="8"/>tp.add(TrackingParams.Params.MEDIA_FILE, getResources().getResourceEntryName(R.raw.marv3));</text:p>
      <text:p text:style-name="P84"><text:s text:c="8"/>tp.add(TrackingParams.Params.MEDIA_LENGTH, String.valueOf(getDuration()));</text:p>
      <text:p text:style-name="P84">…</text:p>
      <text:p text:style-name="P84"/>
      <text:p text:style-name="P55">Im Anschluss daran, können Sie in den entsprechenden Aktionsmethoden wie Play, Pause, Stop, Suche jeweils einen Tracking Request versenden. Das folgende Beispiel zeigt eine Erweiterung der Android VideoPlayer Klasse welche die Methoden der Basis Klasse um das Tracking ergänzt.</text:p>
      <text:p text:style-name="P55">Beispielcode: </text:p>
      <text:p text:style-name="P96"><text:span text:style-name="T31">public class </text:span>TrackedVideoView <text:span text:style-name="T31">extends </text:span>VideoView {</text:p>
      <text:p text:style-name="P107"><text:s text:c="4"/><text:span text:style-name="T33">private </text:span><text:span text:style-name="T39">Webtrekk </text:span><text:span text:style-name="T36">webtrekk</text:span><text:span text:style-name="T39">;</text:span></text:p>
      <text:p text:style-name="P107"><text:s text:c="4"/><text:span text:style-name="T39">TrackingParameter </text:span><text:span text:style-name="T36">tp</text:span><text:span text:style-name="T39">;</text:span></text:p>
      <text:p text:style-name="P107"><text:s text:c="4"/><text:span text:style-name="T33">public </text:span><text:span text:style-name="T39">TrackedVideoView(Context context) {</text:span></text:p>
      <text:p text:style-name="P107"><text:s text:c="8"/><text:span text:style-name="T33">super</text:span><text:span text:style-name="T39">(context);</text:span></text:p>
      <text:p text:style-name="P107"><text:s text:c="8"/><text:span text:style-name="T39">initMediaFile();</text:span></text:p>
      <text:p text:style-name="P107"><text:s text:c="4"/><text:span text:style-name="T39">}</text:span></text:p>
      <text:p text:style-name="P107"><text:s text:c="4"/><text:span text:style-name="T33">public </text:span><text:span text:style-name="T39">TrackedVideoView(Context context, AttributeSet attrs) {</text:span></text:p>
      <text:p text:style-name="P107"><text:s text:c="8"/><text:span text:style-name="T33">super</text:span><text:span text:style-name="T39">(context, attrs);</text:span></text:p>
      <text:p text:style-name="P107"><text:s text:c="8"/><text:span text:style-name="T39">initMediaFile();</text:span></text:p>
      <text:p text:style-name="P107"><text:s text:c="4"/><text:span text:style-name="T39">}</text:span></text:p>
      <text:p text:style-name="P107"><text:s text:c="4"/><text:span text:style-name="T33">public </text:span><text:span text:style-name="T39">TrackedVideoView(Context context, AttributeSet attrs, </text:span><text:span text:style-name="T33">int </text:span><text:span text:style-name="T39">defStyle) {</text:span></text:p>
      <text:p text:style-name="P107"><text:s text:c="8"/><text:span text:style-name="T33">super</text:span><text:span text:style-name="T39">(context, attrs, defStyle);</text:span></text:p>
      <text:p text:style-name="P107"><text:s text:c="8"/><text:span text:style-name="T39">initMediaFile();</text:span></text:p>
      <text:p text:style-name="P107"><text:s text:c="4"/><text:span text:style-name="T39">}</text:span></text:p>
      <text:p text:style-name="P107"><text:s text:c="4"/><text:span text:style-name="T33">public void </text:span><text:span text:style-name="T39">initMediaFile() {</text:span></text:p>
      <text:p text:style-name="P107"><text:s text:c="8"/><text:span text:style-name="T36">tp </text:span><text:span text:style-name="T39">= </text:span><text:span text:style-name="T33">new </text:span><text:span text:style-name="T39">TrackingParameter();</text:span></text:p>
      <text:p text:style-name="P107"><text:s text:c="8"/><text:span text:style-name="T36">tp</text:span><text:span text:style-name="T39">.add(TrackingParameter.Parameter.</text:span><text:span text:style-name="T35">MEDIA_FILE</text:span><text:span text:style-name="T39">, getResources().getResourceEntryName(R.raw.</text:span><text:span text:style-name="T35">marv3</text:span><text:span text:style-name="T39">));</text:span></text:p>
      <text:p text:style-name="P107"><text:s text:c="8"/><text:span text:style-name="T36">tp</text:span><text:span text:style-name="T39">.add(TrackingParameter.Parameter.</text:span><text:span text:style-name="T35">MEDIA_LENGTH</text:span><text:span text:style-name="T39">, String.</text:span><text:span text:style-name="T40">valueOf</text:span><text:span text:style-name="T39">(getDuration()));</text:span></text:p>
      <text:p text:style-name="P107"><text:s text:c="8"/><text:span text:style-name="T36">tp</text:span><text:span text:style-name="T39">.add(TrackingParameter.Parameter.</text:span><text:span text:style-name="T35">MEDIA_POS</text:span><text:span text:style-name="T39">, String.</text:span><text:span text:style-name="T40">valueOf</text:span><text:span text:style-name="T39">(getCurrentPosition()));</text:span></text:p>
      <text:p text:style-name="P107"><text:soft-page-break/><text:s text:c="8"/><text:span text:style-name="T36">tp</text:span><text:span text:style-name="T39">.add(TrackingParameter.Parameter.</text:span><text:span text:style-name="T35">MEDIA_CAT</text:span><text:span text:style-name="T39">, </text:span><text:span text:style-name="T44">"1"</text:span><text:span text:style-name="T39">, </text:span><text:span text:style-name="T44">"mp3"</text:span><text:span text:style-name="T39">);</text:span></text:p>
      <text:p text:style-name="P107"><text:s text:c="8"/><text:span text:style-name="T36">tp</text:span><text:span text:style-name="T39">.add(TrackingParameter.Parameter.</text:span><text:span text:style-name="T35">MEDIA_CAT</text:span><text:span text:style-name="T39">, </text:span><text:span text:style-name="T44">"1"</text:span><text:span text:style-name="T39">, </text:span><text:span text:style-name="T44">"example"</text:span><text:span text:style-name="T39">);</text:span></text:p>
      <text:p text:style-name="P107"><text:s text:c="4"/><text:span text:style-name="T39">}</text:span></text:p>
      <text:p text:style-name="P107"><text:s text:c="4"/><text:span text:style-name="T55">@Override</text:span></text:p>
      <text:p text:style-name="P107"><text:span text:style-name="T54"><text:s text:c="4"/></text:span><text:span text:style-name="T33">public void </text:span><text:span text:style-name="T39">pause() {</text:span></text:p>
      <text:p text:style-name="P107"><text:s text:c="8"/><text:span text:style-name="T33">super</text:span><text:span text:style-name="T39">.pause();</text:span></text:p>
      <text:p text:style-name="P107"><text:s text:c="8"/><text:span text:style-name="T36">tp</text:span><text:span text:style-name="T39">.add(TrackingParameter.Parameter.</text:span><text:span text:style-name="T35">MEDIA_ACTION</text:span><text:span text:style-name="T39">, </text:span><text:span text:style-name="T44">"pause"</text:span><text:span text:style-name="T39">);</text:span></text:p>
      <text:p text:style-name="P107"><text:s text:c="8"/><text:span text:style-name="T36">tp</text:span><text:span text:style-name="T39">.add(TrackingParameter.Parameter.</text:span><text:span text:style-name="T35">MEDIA_POS</text:span><text:span text:style-name="T39">, String.</text:span><text:span text:style-name="T40">valueOf</text:span><text:span text:style-name="T39">(getCurrentPosition()));</text:span></text:p>
      <text:p text:style-name="P107"><text:s text:c="8"/><text:span text:style-name="T36">webtrekk</text:span><text:span text:style-name="T39">.track(</text:span><text:span text:style-name="T36">tp</text:span><text:span text:style-name="T39">);</text:span></text:p>
      <text:p text:style-name="P107"><text:s text:c="4"/><text:span text:style-name="T39">}</text:span></text:p>
      <text:p text:style-name="P107"><text:s text:c="4"/><text:span text:style-name="T55">@Override</text:span></text:p>
      <text:p text:style-name="P107"><text:span text:style-name="T54"><text:s text:c="4"/></text:span><text:span text:style-name="T33">public void </text:span><text:span text:style-name="T39">start() {</text:span></text:p>
      <text:p text:style-name="P107"><text:s text:c="8"/><text:span text:style-name="T33">super</text:span><text:span text:style-name="T39">.start();</text:span></text:p>
      <text:p text:style-name="P107"><text:s text:c="8"/><text:span text:style-name="T36">tp</text:span><text:span text:style-name="T39">.add(TrackingParameter.Parameter.</text:span><text:span text:style-name="T35">MEDIA_ACTION</text:span><text:span text:style-name="T39">, </text:span><text:span text:style-name="T44">"start"</text:span><text:span text:style-name="T39">);</text:span></text:p>
      <text:p text:style-name="P107"><text:s text:c="8"/><text:span text:style-name="T36">tp</text:span><text:span text:style-name="T39">.add(TrackingParameter.Parameter.</text:span><text:span text:style-name="T35">MEDIA_POS</text:span><text:span text:style-name="T39">, String.</text:span><text:span text:style-name="T40">valueOf</text:span><text:span text:style-name="T39">(getCurrentPosition()));</text:span></text:p>
      <text:p text:style-name="P107"><text:s text:c="8"/><text:span text:style-name="T36">webtrekk</text:span><text:span text:style-name="T39">.track(</text:span><text:span text:style-name="T36">tp</text:span><text:span text:style-name="T39">);</text:span></text:p>
      <text:p text:style-name="P107"><text:s text:c="4"/><text:span text:style-name="T39">}</text:span></text:p>
      <text:p text:style-name="P107"><text:s text:c="4"/><text:span text:style-name="T55">@Override</text:span></text:p>
      <text:p text:style-name="P107"><text:span text:style-name="T54"><text:s text:c="4"/></text:span><text:span text:style-name="T33">public void </text:span><text:span text:style-name="T39">seekTo(</text:span><text:span text:style-name="T33">int </text:span><text:span text:style-name="T39">msec) {</text:span></text:p>
      <text:p text:style-name="P107"><text:s text:c="8"/><text:span text:style-name="T33">super</text:span><text:span text:style-name="T39">.seekTo(msec);</text:span></text:p>
      <text:p text:style-name="P107"><text:s text:c="8"/><text:span text:style-name="T36">tp</text:span><text:span text:style-name="T39">.add(TrackingParameter.Parameter.</text:span><text:span text:style-name="T35">MEDIA_ACTION</text:span><text:span text:style-name="T39">, </text:span><text:span text:style-name="T44">"seek"</text:span><text:span text:style-name="T39">);</text:span></text:p>
      <text:p text:style-name="P107"><text:s text:c="8"/><text:span text:style-name="T36">tp</text:span><text:span text:style-name="T39">.add(TrackingParameter.Parameter.</text:span><text:span text:style-name="T35">MEDIA_POS</text:span><text:span text:style-name="T39">, String.</text:span><text:span text:style-name="T40">valueOf</text:span><text:span text:style-name="T39">(msec));</text:span></text:p>
      <text:p text:style-name="P107"><text:s text:c="8"/><text:span text:style-name="T36">webtrekk</text:span><text:span text:style-name="T39">.track(</text:span><text:span text:style-name="T36">tp</text:span><text:span text:style-name="T39">);</text:span></text:p>
      <text:p text:style-name="P107"><text:s text:c="4"/><text:span text:style-name="T39">}</text:span></text:p>
      <text:p text:style-name="P107"><text:s text:c="4"/><text:span text:style-name="T55">@Override</text:span></text:p>
      <text:p text:style-name="P107"><text:span text:style-name="T54"><text:s text:c="4"/></text:span><text:span text:style-name="T33">public void </text:span><text:span text:style-name="T39">stopPlayback() {</text:span></text:p>
      <text:p text:style-name="P107"><text:s text:c="8"/><text:span text:style-name="T33">super</text:span><text:span text:style-name="T39">.stopPlayback();</text:span></text:p>
      <text:p text:style-name="P107"><text:s text:c="8"/><text:span text:style-name="T36">tp</text:span><text:span text:style-name="T39">.add(TrackingParameter.Parameter.</text:span><text:span text:style-name="T35">MEDIA_POS</text:span><text:span text:style-name="T39">, String.</text:span><text:span text:style-name="T40">valueOf</text:span><text:span text:style-name="T39">(getCurrentPosition()));</text:span></text:p>
      <text:p text:style-name="P107"><text:s text:c="8"/><text:span text:style-name="T36">tp</text:span><text:span text:style-name="T39">.add(TrackingParameter.Parameter.</text:span><text:span text:style-name="T35">MEDIA_ACTION</text:span><text:span text:style-name="T39">, </text:span><text:span text:style-name="T44">"stop"</text:span><text:span text:style-name="T39">);</text:span></text:p>
      <text:p text:style-name="P107"><text:s text:c="8"/><text:span text:style-name="T36">webtrekk</text:span><text:span text:style-name="T39">.track(</text:span><text:span text:style-name="T36">tp</text:span><text:span text:style-name="T39">);</text:span></text:p>
      <text:p text:style-name="P107"><text:s text:c="4"/><text:span text:style-name="T39">}</text:span></text:p>
      <text:p text:style-name="P107"><text:s text:c="4"/><text:span text:style-name="T33">public </text:span><text:span text:style-name="T39">Webtrekk getWebtrekk() {</text:span></text:p>
      <text:p text:style-name="P107"><text:s text:c="8"/><text:span text:style-name="T33">return </text:span><text:span text:style-name="T36">webtrekk</text:span><text:span text:style-name="T39">;</text:span></text:p>
      <text:p text:style-name="P107"><text:s text:c="4"/><text:span text:style-name="T39">}</text:span></text:p>
      <text:p text:style-name="P107"><text:s text:c="4"/><text:span text:style-name="T33">public void </text:span><text:span text:style-name="T39">setWebtrekk(Webtrekk webtrekk) {</text:span></text:p>
      <text:p text:style-name="P107"><text:s text:c="8"/><text:span text:style-name="T33">this</text:span><text:span text:style-name="T39">.</text:span><text:span text:style-name="T36">webtrekk </text:span><text:span text:style-name="T39">= webtrekk;</text:span></text:p>
      <text:p text:style-name="P107"><text:s text:c="4"/><text:span text:style-name="T39">}</text:span></text:p>
      <text:p text:style-name="P106">}</text:p>
      <text:p text:style-name="P85"/>
      <text:p text:style-name="P55"/>
      <text:p text:style-name="P55">Sie können neben den Aktionsparametern wie play und pause auch mit jedem TrackingRequest weitere Parameter versenden, z.B. die Media Kategorien, oder aber die aktuelle Position in der Mediendatei. </text:p>
      <text:p text:style-name="P56">Da das Tracking<text:span text:style-name="T53">Parameter</text:span> Objekt im Scope der TrackedVideoView Klasse liegt, müssen Sie die Werte auch nur einmalig setzen und trotzdem werden sie bei jedem nachfolgenden Request übertragen. Solange bis der Scope ungültig ist, oder aber die Tracking<text:span text:style-name="T53">Parameter</text:span> explizit gelöscht werden. </text:p>
      <text:p text:style-name="P55">Dadurch können sie auch bei den einzelnen Aktionen sehen, auf welche Mediendatei sich diese beziehen, ohne das die Parameter wie Dateiname erneut gesetzt werden muss.</text:p>
      <text:p text:style-name="P85"/>
      <text:h text:style-name="P126" text:outline-level="2"><text:bookmark-start text:name="__RefHeading__156_1264404402"/><text:soft-page-break/>Anwendungsdetails<text:bookmark-end text:name="__RefHeading__156_1264404402"/></text:h>
      <text:p text:style-name="P24">Hier die möglichkeit rein ob die app vorinstalliert ist, geupdated wurde usw</text:p>
      <text:h text:style-name="P127" text:outline-level="2"><text:bookmark-start text:name="__RefHeading__158_1264404402"/>Webtrekk Ever-ID<text:bookmark-end text:name="__RefHeading__158_1264404402"/></text:h>
      <text:p text:style-name="P24">Die Webtrekk Ever-ID wird verwendet um Nutzer zu erkennen. Auf einer Standardwebseite wird diese automatisch gesetzt und übermittelt.</text:p>
      <text:p text:style-name="P24">Da die technischen Möglichkeiten zu Nutzererkennung auf mobilen Geräten eingeschränkt sind, haben Sie die Möglichkeit diese ID manuell auszulesen und zu übermitteln, wenn Ihre Nutzer z.B. von der App in den mobilen Browser wechseln. Somit behält ein solcher Nutzer während dem Besuch der Webseite die Ever-ID aus der App. Der Besuch kann somit übergreifend gemessen werden.</text:p>
      <text:p text:style-name="P53">Zum Auslesen der Ever-ID können Sie unten beschriebene Methode verwenden.</text:p>
      <text:p text:style-name="P82">String everId = GetWtrack().getEverId();</text:p>
      <text:p text:style-name="P82"/>
      <text:p text:style-name="P53">Das Übermitteln an den Browser erfolgt durch das Anhängen zweier Parameter an den Ziel-Link (URL).</text:p>
      <text:p text:style-name="P53">1. <text:s/>„wt_eid“: die Ever-ID</text:p>
      <text:p text:style-name="P53">2. „wt_t“: aktueller Unix-Timestamp in Millisekunden. Dieser ist notwendig, dass die Ever-ID in der URL eine maximale Gültigkeit von 15 Minuten hat. Somit wird die Wahrscheinlichkeit, dass ein solcher Link z.B. gepostet wird und dieser so häufig mit denselben IDs gewertet wird, minimiert (sonst würden alle Besucher dieselbe EverId erhalten und so als 1 Besucher zählen!).</text:p>
      <text:p text:style-name="P53">Beispieldomain: </text:p>
      <text:p text:style-name="Preformatted_20_Text"><text:a xlink:type="simple" xlink:href="http://new.domain.com/page?wt_eid=2135817235100536325&amp;wt_t=1358414378580" text:style-name="Internet_20_link" text:visited-style-name="Visited_20_Internet_20_Link">http://new.domain.com/page?wt_eid=2135817235100536325&amp;wt_t=1358414378580</text:a></text:p>
      <text:p text:style-name="Preformatted_20_Text"/>
      <text:p text:style-name="Text_20_body">Beim Klick auf den Link öffnet sich der Webbrowser und der Nutzer gelangt auf die neue Seite. Dort erhält er die gleiche Ever-ID, die er auch in der App besessen hat.</text:p>
      <text:p text:style-name="Text_20_body">Zusätzlich dazu können Sie noch einen eigenen Referrer mitgeben, damit der Einstig in Ihre Webseite nicht als Direkt ausgewiesen wird. Zum Simulieren eines eigenen Referrers hängen Sie zusätzlich den URL-Parameter „wt_ref“ an die Link-URL. Auch hier wird wieder der Parameter „wt_t“ verwendet, der eine Gültigkeit von 15 Minuten hat.</text:p>
      <text:p text:style-name="Text_20_body"/>
      <text:p text:style-name="P53">Beispiel: </text:p>
      <text:p text:style-name="Preformatted_20_Text">http://new.domain.com/start.html?wt_eid=2135817235100536325&amp;wt_ref=http%3A%2</text:p>
      <text:p text:style-name="Preformatted_20_Text">F%2Fwww.webtrekk.com%2Fen%2Fhome.html&amp;wt_t=1358414378580</text:p>
      <text:p text:style-name="Preformatted_20_Text"/>
      <text:p text:style-name="P53">Bitte achten Sie darauf, dass die Referrer-URL kodiert werden muss.</text:p>
      <text:p text:style-name="P53">Hinweis: Durch falsche Handhabung dieses Features kann es passieren, dass viele Nutzer die</text:p>
      <text:p text:style-name="P53">gleiche Ever-ID erhalten. Dies würde extreme Auswirkungen auf Ihre Datenqualität mit sich ziehen.</text:p>
      <text:p text:style-name="P53">Bitte achten Sie bei Einsatz auf die korrekte Verwendung!</text:p>
      <text:h text:style-name="P127" text:outline-level="2"><text:bookmark-start text:name="__RefHeading__160_1264404402"/><text:soft-page-break/>Opt Out<text:bookmark-end text:name="__RefHeading__160_1264404402"/></text:h>
      <text:p text:style-name="P50">Nach §15 des Telemediengesetzes können Webseitenbesucher der Datenspeicherung Ihrer anonymisiert erfassten Besucherdaten widersprechen, so dass sie in Zukunft nicht mehr erfasst werden. Um diesen Widerspruch zu gewährleisten, muss die Methode „<text:bookmark-start text:name="__DdeLink__1576_1033149987"/>setOptedOut<text:bookmark-end text:name="__DdeLink__1576_1033149987"/>“ genutzt werden.</text:p>
      <text:p text:style-name="P51"/>
      <text:p text:style-name="P52">Beispielcode:</text:p>
      <text:p text:style-name="P83"><text:span text:style-name="T53">webtrekk</text:span>.setOptout(true);</text:p>
      <text:p text:style-name="P80"/>
      <text:p text:style-name="P52">Ebenso können sie über das Tracker Objekt auch prüfen ob der Nutzer dem Tracking zugestimmt hat. </text:p>
      <text:p text:style-name="P52">Beispielcode:</text:p>
      <text:p text:style-name="Preformatted_20_Text">…</text:p>
      <text:p text:style-name="P81"><text:span text:style-name="T53">webtrekk</text:span>.<text:span text:style-name="T24">isOptout</text:span>();</text:p>
      <text:p text:style-name="P80"/>
      <text:h text:style-name="P116" text:outline-level="1"><text:bookmark-start text:name="__RefHeading__139_1264404402"/>Kontakt<text:bookmark-end text:name="__RefHeading__139_1264404402"/></text:h>
      <text:p text:style-name="P13">Wenn Sie Fragen zur Einrichtung haben sollten, stehen wir Ihnen selbstverständlich zur Verfügung. Für priorisierten Support oder umfassendere Beratung bietet Webtrekk Support- und Consultingpakete an. Sprechen Sie uns an, wir unterbreiten Ihnen gerne ein individuelles Angebot.</text:p>
      <text:p text:style-name="P13">Webtrekk GmbH</text:p>
      <text:p text:style-name="P13">Robert-Koch-Platz 4</text:p>
      <text:p text:style-name="P13">10115 Berlin</text:p>
      <text:p text:style-name="P13">fon 030 - 755 415 - 0</text:p>
      <text:p text:style-name="P13">fax 030 - 755 415 - 100</text:p>
      <text:p text:style-name="P13">support@webtrekk.com</text:p>
      <text:p text:style-name="P13">http://www.webtrekk.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5T13:45:03.397272579</meta:creation-date>
    <meta:generator>LibreOffice/4.3.3.2$Linux_X86_64 LibreOffice_project/430m0$Build-2</meta:generator>
    <dc:date>2015-11-20T21:22:04.036500242</dc:date>
    <meta:editing-duration>P4DT22H7M44S</meta:editing-duration>
    <meta:editing-cycles>29</meta:editing-cycles>
    <meta:document-statistic meta:table-count="2" meta:image-count="0" meta:object-count="0" meta:page-count="23" meta:paragraph-count="593" meta:word-count="4334" meta:character-count="35660" meta:non-whitespace-character-count="31244"/>
  </office:meta>
</office:document-meta>
</file>